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margin-bottom="0.2233in" fo:text-align="center"/>
      <style:text-properties style:font-name="Times" fo:font-size="24.0pt"/>
    </style:style>
    <style:style style:name="P2" style:family="paragraph" style:parent-style-name="Standard">
      <style:paragraph-properties fo:margin-bottom="0.1949in" fo:text-align="center"/>
      <style:text-properties style:font-name="Times" fo:font-size="14.0pt"/>
    </style:style>
    <style:style style:name="P3" style:family="paragraph" style:parent-style-name="Standard">
      <style:paragraph-properties fo:margin-bottom="0.1667in" fo:margin-left="0.3924in" fo:text-indent="-0.3924in">
        <style:tab-stops>
          <style:tab-stop style:position="0.3905in"/>
        </style:tab-stops>
      </style:paragraph-properties>
      <style:text-properties style:font-name="Times" fo:font-size="12.0pt"/>
    </style:style>
    <style:style style:name="P4" style:family="paragraph" style:parent-style-name="Standard">
      <style:paragraph-properties fo:margin-bottom="0.1667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2.0pt"/>
    </style:style>
    <style:style style:name="P5" style:family="paragraph" style:parent-style-name="Standard">
      <style:paragraph-properties fo:margin-bottom="0.1667in">
        <style:tab-stops>
          <style:tab-stop style:position="0.3958in"/>
        </style:tab-stops>
      </style:paragraph-properties>
      <style:text-properties style:font-name="Times" fo:font-size="12.0pt"/>
    </style:style>
    <style:style style:name="P6" style:family="paragraph" style:parent-style-name="Standard">
      <style:paragraph-properties fo:margin-bottom="0.1667in">
        <style:tab-stops>
          <style:tab-stop style:position="0.5000in"/>
        </style:tab-stops>
      </style:paragraph-properties>
      <style:text-properties style:font-name="Times" fo:font-size="12.0pt"/>
    </style:style>
    <style:style style:name="P7" style:family="paragraph" style:parent-style-name="Standard">
      <style:paragraph-properties fo:margin-bottom="0.1667in"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" fo:font-size="12.0pt"/>
    </style:style>
    <style:style style:name="P8" style:family="paragraph" style:parent-style-name="Standard">
      <style:text-properties style:font-name="Times" fo:font-size="12.0pt" fo:color="#6d6d6d"/>
    </style:style>
    <style:style style:name="P9" style:family="paragraph" style:parent-style-name="Standard">
      <style:paragraph-properties fo:margin-bottom="0.1949in"/>
      <style:text-properties style:font-name="Times" fo:font-size="14.0pt"/>
    </style:style>
    <style:style style:name="P10" style:family="paragraph" style:parent-style-name="Standard">
      <style:paragraph-properties fo:margin-bottom="0.1667in"/>
      <style:text-properties style:font-name="Times" fo:font-size="12.0pt"/>
    </style:style>
    <style:style style:name="T1" style:family="text">
      <style:text-properties fo:font-weight="bold" fo:font-weight-asian="bold" fo:font-weight-complex="bold" fo:letter-spacing="0.0000in"/>
    </style:style>
    <style:style style:name="T2" style:family="text">
      <style:text-properties fo:letter-spacing="0.0000in"/>
    </style:style>
    <style:style style:name="T3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  <text:list-style style:name="L2">
      <text:list-level-style-number text:level="1" style:num-format="1">
        <style:list-level-properties text:space-before="0.25in" text:min-label-width="0.25in"/>
      </text:list-level-style-number>
      <text:list-level-style-bullet text:level="2" text:bullet-char="◦">
        <style:list-level-properties text:space-before="0.50in" text:min-label-width="0.25in"/>
      </text:list-level-style-bullet>
    </text:list-style>
  </office:automatic-styles>
  <office:body>
    <office:text>
      <text:p text:style-name="P1"><text:span text:style-name="T1">Cuestionario Completo de Cultura y Cata de Vinos</text:span></text:p>
      <text:p text:style-name="P2"/>
      <text:p text:style-name="P2"><text:span text:style-name="T1">1. Quiz: Historia y Orígenes</text:span></text:p>
      <text:p text:style-name="P3"><text:span text:style-name="T1">1. ¿Qué civilización asoció el vino con Dionisio?</text:span></text:p>
      <text:list text:style-name="L1">
        <text:list-item>
          <text:p text:style-name="P4"><text:span text:style-name="T2">a) Egipcia</text:span></text:p>
        </text:list-item>
        <text:list-item>
          <text:p text:style-name="P4"><text:span text:style-name="T3"/><text:span text:style-name="T1">b) Griega</text:span></text:p>
        </text:list-item>
        <text:list-item>
          <text:p text:style-name="P4"><text:span text:style-name="T2">c) Mesopotámica</text:span></text:p>
        </text:list-item>
        <text:list-item>
          <text:p text:style-name="P4"><text:span text:style-name="T2">d) Romana</text:span></text:p>
        </text:list-item>
        <text:list-item>
          <text:p text:style-name="P4"><text:span text:style-name="T3"/><text:span text:style-name="T1">Respuesta correcta:</text:span><text:span text:style-name="T2"><text:s/>b) Griega. Esta civilización vinculó el vino con Dionisio como símbolo de transformación, éxtasis y profunda conexión espiritual.<text:line-break/><text:line-break/></text:span></text:p>
        </text:list-item>
      </text:list>
      <text:p text:style-name="P3"><text:span text:style-name="T1">2. ¿Dónde se originó el cultivo de la vid?</text:span></text:p>
      <text:list text:style-name="L1">
        <text:list-item>
          <text:p text:style-name="P4"><text:span text:style-name="T2">a) Egipto</text:span></text:p>
        </text:list-item>
        <text:list-item>
          <text:p text:style-name="P4"><text:span text:style-name="T2">b) Roma</text:span></text:p>
        </text:list-item>
        <text:list-item>
          <text:p text:style-name="P4"><text:span text:style-name="T3"/><text:span text:style-name="T1">c) Mesopotamia</text:span></text:p>
        </text:list-item>
        <text:list-item>
          <text:p text:style-name="P4"><text:span text:style-name="T2">d) Grecia</text:span></text:p>
        </text:list-item>
        <text:list-item>
          <text:p text:style-name="P4"><text:span text:style-name="T3"/><text:span text:style-name="T1">Respuesta correcta:</text:span><text:span text:style-name="T2"><text:s/>c) Mesopotamia. Los registros históricos sitúan el origen de la viticultura en esta región y en la zona del Cáucaso.<text:line-break/><text:line-break/></text:span></text:p>
        </text:list-item>
      </text:list>
      <text:p text:style-name="P3"><text:span text:style-name="T1">3. ¿Quiénes conservaron el arte del vino en la Edad Media?</text:span></text:p>
      <text:list text:style-name="L1">
        <text:list-item>
          <text:p text:style-name="P4"><text:span text:style-name="T2">a) Los comerciantes</text:span></text:p>
        </text:list-item>
        <text:list-item>
          <text:p text:style-name="P4"><text:span text:style-name="T3"/><text:span text:style-name="T1">b) Los monjes en los monasterios</text:span></text:p>
        </text:list-item>
        <text:list-item>
          <text:p text:style-name="P4"><text:span text:style-name="T2">c) Los alquimistas</text:span></text:p>
        </text:list-item>
        <text:list-item>
          <text:p text:style-name="P4"><text:span text:style-name="T2">d) Los soldados</text:span></text:p>
        </text:list-item>
        <text:list-item>
          <text:p text:style-name="P4"><text:span text:style-name="T3"/><text:span text:style-name="T1">Respuesta correcta:</text:span><text:span text:style-name="T2"><text:s/>b) Los monjes en los monasterios. Las órdenes religiosas preservaron el conocimiento vitivinícola y mejoraron las técnicas de cultivo durante siglos.<text:line-break/><text:line-break/></text:span></text:p>
        </text:list-item>
      </text:list>
      <text:p text:style-name="P3"><text:span text:style-name="T1">4. ¿Qué representa el vino en la historia?</text:span></text:p>
      <text:list text:style-name="L1">
        <text:list-item>
          <text:p text:style-name="P4"><text:span text:style-name="T2">a) Un simple producto agrícola</text:span></text:p>
        </text:list-item>
        <text:list-item>
          <text:p text:style-name="P4"><text:span text:style-name="T3"/><text:span text:style-name="T1">b) Un símbolo de celebración, poder y espiritualidad</text:span></text:p>
        </text:list-item>
        <text:list-item>
          <text:p text:style-name="P4"><text:span text:style-name="T2">c) Una moda pasajera</text:span></text:p>
        </text:list-item>
        <text:list-item>
          <text:p text:style-name="P4"><text:span text:style-name="T2">d) Un sustituto del agua</text:span></text:p>
        </text:list-item>
        <text:list-item>
          <text:p text:style-name="P4"><text:span text:style-name="T3"/><text:span text:style-name="T1">Respuesta correcta:</text:span><text:span text:style-name="T2"><text:s/>b) Un símbolo de celebración, poder y espiritualidad. A lo largo del tiempo, el vino ha sido un elemento central en rituales sociales y religiosos.<text:line-break/><text:line-break/></text:span></text:p>
        </text:list-item>
      </text:list>
      <text:p text:style-name="P3"><text:span text:style-name="T1">5. ¿Cuál fue el primer continente productor de vino?</text:span></text:p>
      <text:list text:style-name="L1">
        <text:list-item>
          <text:p text:style-name="P4"><text:span text:style-name="T2">a) Europa</text:span></text:p>
        </text:list-item>
        <text:list-item>
          <text:p text:style-name="P4"><text:span text:style-name="T3"/><text:span text:style-name="T1">b) Asia</text:span></text:p>
        </text:list-item>
        <text:list-item>
          <text:p text:style-name="P4"><text:span text:style-name="T2">c) América</text:span></text:p>
        </text:list-item>
        <text:list-item>
          <text:p text:style-name="P4"><text:span text:style-name="T2">d) África</text:span></text:p>
        </text:list-item>
        <text:list-item>
          <text:p text:style-name="P4"><text:span text:style-name="T3"/><text:span text:style-name="T1">Respuesta correcta:</text:span><text:span text:style-name="T2"><text:s/>b) Asia. Las primeras evidencias de producción vinícola se localizan en la región del Cáucaso y la antigua Mesopotamia.</text:span></text:p>
        </text:list-item>
      </text:list>
      <text:p text:style-name="P4"/>
      <text:p text:style-name="P2"><text:span text:style-name="T1">2. Quiz: Viticultura y Vid</text:span></text:p>
      <text:p text:style-name="P5"><text:span text:style-name="T1">1. ¿Qué es el “terroir”?</text:span></text:p>
      <text:list text:style-name="L1">
        <text:list-item>
          <text:p text:style-name="P4"><text:span text:style-name="T2">a) Un tipo de uva</text:span></text:p>
        </text:list-item>
        <text:list-item>
          <text:p text:style-name="P4"><text:span text:style-name="T2">b) Una técnica de fermentación</text:span></text:p>
        </text:list-item>
        <text:list-item>
          <text:p text:style-name="P4"><text:span text:style-name="T3"/><text:span text:style-name="T1">c) El conjunto de clima, suelo y entorno</text:span></text:p>
        </text:list-item>
        <text:list-item>
          <text:p text:style-name="P4"><text:span text:style-name="T2">d) La marca de una bodega</text:span></text:p>
        </text:list-item>
        <text:list-item>
          <text:p text:style-name="P4"><text:span text:style-name="T3"/><text:span text:style-name="T1">Respuesta correcta:</text:span><text:span text:style-name="T2"><text:s/>c) El conjunto de clima, suelo y entorno. Este concepto define cómo los factores geográficos y climáticos influyen directamente en la personalidad del vino.</text:span></text:p>
        </text:list-item>
      </text:list>
      <text:p text:style-name="P5"><text:span text:style-name="T1">2. ¿Cuánto puede vivir una vid?</text:span></text:p>
      <text:list text:style-name="L1">
        <text:list-item>
          <text:p text:style-name="P4"><text:span text:style-name="T2">a) Hasta 30 años</text:span></text:p>
        </text:list-item>
        <text:list-item>
          <text:p text:style-name="P4"><text:span text:style-name="T3"/><text:span text:style-name="T1">b) Más de 100 años</text:span></text:p>
        </text:list-item>
        <text:list-item>
          <text:p text:style-name="P4"><text:span text:style-name="T2">c) Solo una temporada</text:span></text:p>
        </text:list-item>
        <text:list-item>
          <text:p text:style-name="P4"><text:span text:style-name="T2">d) Máximo 10 años</text:span></text:p>
        </text:list-item>
        <text:list-item>
          <text:p text:style-name="P4"><text:span text:style-name="T3"/><text:span text:style-name="T1">Respuesta correcta:</text:span><text:span text:style-name="T2"><text:s/>b) Más de 100 años. Una vid bien cuidada puede vivir un siglo, produciendo uvas con una calidad y concentración excepcionales.<text:line-break/><text:line-break/></text:span></text:p>
        </text:list-item>
      </text:list>
      <text:p text:style-name="P5"><text:span text:style-name="T1">3. ¿Qué factor influye más en el aroma del vino?</text:span></text:p>
      <text:list text:style-name="L1">
        <text:list-item>
          <text:p text:style-name="P4"><text:span text:style-name="T2">a) La temperatura de servicio</text:span></text:p>
        </text:list-item>
        <text:list-item>
          <text:p text:style-name="P4"><text:span text:style-name="T3"/><text:span text:style-name="T1">b) La variedad de uva</text:span></text:p>
        </text:list-item>
        <text:list-item>
          <text:p text:style-name="P4"><text:span text:style-name="T2">c) El tipo de botella</text:span></text:p>
        </text:list-item>
        <text:list-item>
          <text:p text:style-name="P4"><text:span text:style-name="T2">d) El color de la etiqueta</text:span></text:p>
        </text:list-item>
        <text:list-item>
          <text:p text:style-name="P4"><text:span text:style-name="T3"/><text:span text:style-name="T1">Respuesta correcta:</text:span><text:span text:style-name="T2"><text:s/>b) La variedad de uva. La genética de cada tipo de uva determina los aromas primarios fundamentales que percibiremos en el vino.</text:span></text:p>
        </text:list-item>
      </text:list>
      <text:p text:style-name="P5"><text:span text:style-name="T1">4. ¿Qué diferencia una uva de clima frío de una de clima cálido?</text:span></text:p>
      <text:list text:style-name="L1">
        <text:list-item>
          <text:p text:style-name="P4"><text:span text:style-name="T3"/><text:span text:style-name="T1">a) La acidez y el grado de azúcar</text:span></text:p>
        </text:list-item>
        <text:list-item>
          <text:p text:style-name="P4"><text:span text:style-name="T2">b) El color</text:span></text:p>
        </text:list-item>
        <text:list-item>
          <text:p text:style-name="P4"><text:span text:style-name="T2">c) El número de semillas</text:span></text:p>
        </text:list-item>
        <text:list-item>
          <text:p text:style-name="P4"><text:span text:style-name="T2">d) El tamaño de la hoja</text:span></text:p>
        </text:list-item>
        <text:list-item>
          <text:p text:style-name="P4"><text:span text:style-name="T3"/><text:span text:style-name="T1">Respuesta correcta:</text:span><text:span text:style-name="T2"><text:s/>a) La acidez y el grado de azúcar. Los climas fríos suelen aportar mayor acidez, mientras que los cálidos favorecen una mayor concentración de azúcares.<text:line-break/></text:span></text:p>
        </text:list-item>
      </text:list>
      <text:p text:style-name="P5"><text:span text:style-name="T1">5. ¿Qué representa la vid en la viticultura?</text:span></text:p>
      <text:list text:style-name="L1">
        <text:list-item>
          <text:p text:style-name="P4"><text:span text:style-name="T2">a) Un producto de rápido crecimiento</text:span></text:p>
        </text:list-item>
        <text:list-item>
          <text:p text:style-name="P4"><text:span text:style-name="T3"/><text:span text:style-name="T1">b) Un símbolo de transformación y sabiduría natural</text:span></text:p>
        </text:list-item>
        <text:list-item>
          <text:p text:style-name="P4"><text:span text:style-name="T2">c) Una planta exclusivamente decorativa</text:span></text:p>
        </text:list-item>
        <text:list-item>
          <text:p text:style-name="P4"><text:span text:style-name="T2">d) Una fuente de madera</text:span></text:p>
        </text:list-item>
        <text:list-item>
          <text:p text:style-name="P4"><text:span text:style-name="T3"/><text:span text:style-name="T1">Respuesta correcta:</text:span><text:span text:style-name="T2"><text:s/>b) Un símbolo de transformación y sabiduría natural. La planta refleja la adaptación al entorno y el ciclo vital constante de la naturaleza.</text:span></text:p>
        </text:list-item>
      </text:list>
      <text:p text:style-name="P6"/>
      <text:p text:style-name="P2"><text:span text:style-name="T1">3. Quiz: Procesos de Elaboración</text:span></text:p>
      <text:list text:style-name="L2">
        <text:list-item>
          <text:p text:style-name="P4"><text:span text:style-name="T3"/><text:span text:style-name="T1">¿Qué proceso convierte el mosto en vino?</text:span></text:p>
          <text:list>
            <text:list-item>
              <text:p text:style-name="P7"><text:span text:style-name="T2">a) Clarificación</text:span></text:p>
            </text:list-item>
            <text:list-item>
              <text:p text:style-name="P7"><text:span text:style-name="T3"/><text:span text:style-name="T1">b) Fermentación</text:span></text:p>
            </text:list-item>
            <text:list-item>
              <text:p text:style-name="P7"><text:span text:style-name="T2">c) Crianza</text:span></text:p>
            </text:list-item>
            <text:list-item>
              <text:p text:style-name="P7"><text:span text:style-name="T2">d) Estabilización</text:span></text:p>
            </text:list-item>
            <text:list-item>
              <text:p text:style-name="P7"><text:span text:style-name="T3"/><text:span text:style-name="T1">Respuesta:</text:span><text:span text:style-name="T2"><text:s/>b) Fermentación. Es el proceso biológico donde las levaduras transforman los azúcares naturales del mosto en alcohol etílico.</text:span></text:p>
            </text:list-item>
          </text:list>
        </text:list-item>
        <text:list-item>
          <text:p text:style-name="P4"><text:span text:style-name="T3"/><text:span text:style-name="T1">¿Qué etapa da los aromas más complejos?</text:span></text:p>
          <text:list>
            <text:list-item>
              <text:p text:style-name="P7"><text:span text:style-name="T2">a) Fermentación</text:span></text:p>
            </text:list-item>
            <text:list-item>
              <text:p text:style-name="P7"><text:span text:style-name="T3"/><text:span text:style-name="T1">b) Crianza</text:span></text:p>
            </text:list-item>
            <text:list-item>
              <text:p text:style-name="P7"><text:span text:style-name="T2">c) Embotellado</text:span></text:p>
            </text:list-item>
            <text:list-item>
              <text:p text:style-name="P7"><text:span text:style-name="T2">d) Vendimia</text:span></text:p>
            </text:list-item>
            <text:list-item>
              <text:p text:style-name="P7"><text:span text:style-name="T3"/><text:span text:style-name="T1">Respuesta:</text:span><text:span text:style-name="T2"><text:s/>b) Crianza. Durante esta etapa de reposo, el vino desarrolla matices complejos y elegantes gracias al contacto con la madera.</text:span></text:p>
            </text:list-item>
          </text:list>
        </text:list-item>
        <text:list-item>
          <text:p text:style-name="P4"><text:span text:style-name="T3"/><text:span text:style-name="T1">¿Qué es una crianza?</text:span></text:p>
          <text:list>
            <text:list-item>
              <text:p text:style-name="P7"><text:span text:style-name="T3"/><text:span text:style-name="T1">a) Un proceso de reposo y afinamiento del vino</text:span></text:p>
            </text:list-item>
            <text:list-item>
              <text:p text:style-name="P7"><text:span text:style-name="T2">b) El prensado de la uva</text:span></text:p>
            </text:list-item>
            <text:list-item>
              <text:p text:style-name="P7"><text:span text:style-name="T2">c) El filtrado previo al embotellado</text:span></text:p>
            </text:list-item>
            <text:list-item>
              <text:p text:style-name="P7"><text:span text:style-name="T2">d) La recogida del fruto</text:span></text:p>
            </text:list-item>
            <text:list-item>
              <text:p text:style-name="P7"><text:span text:style-name="T3"/><text:span text:style-name="T1">Respuesta:</text:span><text:span text:style-name="T2"><text:s/>a) Un proceso de reposo y afinamiento del vino. Consiste en el tiempo de maduración necesario para que el vino alcance su equilibrio y suavidad óptimos.</text:span></text:p>
            </text:list-item>
          </text:list>
        </text:list-item>
        <text:list-item>
          <text:p text:style-name="P4"><text:span text:style-name="T3"/><text:span text:style-name="T1">¿Qué diferencia un vino joven de uno reserva?</text:span></text:p>
          <text:list>
            <text:list-item>
              <text:p text:style-name="P7"><text:span text:style-name="T2">a) El tipo de uva</text:span></text:p>
            </text:list-item>
            <text:list-item>
              <text:p text:style-name="P7"><text:span text:style-name="T3"/><text:span text:style-name="T1">b) El tiempo de maduración</text:span></text:p>
            </text:list-item>
            <text:list-item>
              <text:p text:style-name="P7"><text:span text:style-name="T2">c) El color</text:span></text:p>
            </text:list-item>
            <text:list-item>
              <text:p text:style-name="P7"><text:span text:style-name="T2">d) El grado alcohólico</text:span></text:p>
            </text:list-item>
            <text:list-item>
              <text:p text:style-name="P7"><text:span text:style-name="T3"/><text:span text:style-name="T1">Respuesta:</text:span><text:span text:style-name="T2"><text:s/>b) El tiempo de maduración. Los vinos reserva requieren periodos más largos de envejecimiento en barrica y botella que los jóvenes.</text:span></text:p>
            </text:list-item>
          </text:list>
        </text:list-item>
        <text:list-item>
          <text:p text:style-name="P4"><text:span text:style-name="T3"/><text:span text:style-name="T1">¿Cuándo se embotella el vino?</text:span></text:p>
          <text:list>
            <text:list-item>
              <text:p text:style-name="P7"><text:span text:style-name="T2">a) Antes de la fermentación</text:span></text:p>
            </text:list-item>
            <text:list-item>
              <text:p text:style-name="P7"><text:span text:style-name="T2">b) Durante la crianza</text:span></text:p>
            </text:list-item>
            <text:list-item>
              <text:p text:style-name="P7"><text:span text:style-name="T3"/><text:span text:style-name="T1">c) Después de su afinamiento final</text:span></text:p>
            </text:list-item>
            <text:list-item>
              <text:p text:style-name="P7"><text:span text:style-name="T2">d) Inmediatamente tras el prensado</text:span></text:p>
            </text:list-item>
            <text:list-item>
              <text:p text:style-name="P7"><text:span text:style-name="T3"/><text:span text:style-name="T1">Respuesta:</text:span><text:span text:style-name="T2"><text:s/>c) Después de su afinamiento final. El embotellado es la fase culminante que ocurre una vez el vino ha completado su ciclo de mejora.</text:span></text:p>
            </text:list-item>
          </text:list>
        </text:list-item>
      </text:list>
      <text:p text:style-name="P6"/>
      <text:p text:style-name="P8"/>
      <text:p text:style-name="P2"><text:span text:style-name="T1">4. Quiz: El Vino Tinto</text:span></text:p>
      <text:list text:style-name="L2">
        <text:list-item>
          <text:p text:style-name="P4"><text:span text:style-name="T3"/><text:span text:style-name="T1">¿De dónde proviene el color del vino tinto?</text:span></text:p>
          <text:list>
            <text:list-item>
              <text:p text:style-name="P7"><text:span text:style-name="T2">a) Del jugo de la uva</text:span></text:p>
            </text:list-item>
            <text:list-item>
              <text:p text:style-name="P7"><text:span text:style-name="T3"/><text:span text:style-name="T1">b) De las pieles de la uva durante la maceración</text:span></text:p>
            </text:list-item>
            <text:list-item>
              <text:p text:style-name="P7"><text:span text:style-name="T2">c) De la fermentación maloláctica</text:span></text:p>
            </text:list-item>
            <text:list-item>
              <text:p text:style-name="P7"><text:span text:style-name="T2">d) De los pigmentos del corcho</text:span></text:p>
            </text:list-item>
            <text:list-item>
              <text:p text:style-name="P7"><text:span text:style-name="T3"/><text:span text:style-name="T1">Respuesta:</text:span><text:span text:style-name="T2"><text:s/>b) El color se extrae de los antocianos presentes en la piel mediante el contacto prolongado con el mosto.</text:span></text:p>
            </text:list-item>
          </text:list>
        </text:list-item>
        <text:list-item>
          <text:p text:style-name="P4"><text:span text:style-name="T3"/><text:span text:style-name="T1">¿Cuál es la temperatura ideal para servirlo?</text:span></text:p>
          <text:list>
            <text:list-item>
              <text:p text:style-name="P7"><text:span text:style-name="T2">a) Entre 8 y 10 °C</text:span></text:p>
            </text:list-item>
            <text:list-item>
              <text:p text:style-name="P7"><text:span text:style-name="T2">b) Entre 12 y 14 °C</text:span></text:p>
            </text:list-item>
            <text:list-item>
              <text:p text:style-name="P7"><text:span text:style-name="T3"/><text:span text:style-name="T1">c) Entre 16 y 18 °C</text:span></text:p>
            </text:list-item>
            <text:list-item>
              <text:p text:style-name="P7"><text:span text:style-name="T2">d) Entre 20 y 22 °C</text:span></text:p>
            </text:list-item>
            <text:list-item>
              <text:p text:style-name="P7"><text:span text:style-name="T3"/><text:span text:style-name="T1">Respuesta:</text:span><text:span text:style-name="T2"><text:s/>c) Este rango térmico permite que los taninos se suavicen y los aromas complejos se expresen correctamente.</text:span></text:p>
            </text:list-item>
          </text:list>
        </text:list-item>
        <text:list-item>
          <text:p text:style-name="P4"><text:span text:style-name="T3"/><text:span text:style-name="T1">¿Qué tipo de copa se recomienda para tintos con cuerpo?</text:span></text:p>
          <text:list>
            <text:list-item>
              <text:p text:style-name="P7"><text:span text:style-name="T2">a) Estrecha tipo flauta</text:span></text:p>
            </text:list-item>
            <text:list-item>
              <text:p text:style-name="P7"><text:span text:style-name="T3"/><text:span text:style-name="T1">b) Amplia tipo Bordeaux o Burgundy</text:span></text:p>
            </text:list-item>
            <text:list-item>
              <text:p text:style-name="P7"><text:span text:style-name="T2">c) Pequeña tipo licor</text:span></text:p>
            </text:list-item>
            <text:list-item>
              <text:p text:style-name="P7"><text:span text:style-name="T2">d) Vaso de cristal grueso</text:span></text:p>
            </text:list-item>
            <text:list-item>
              <text:p text:style-name="P7"><text:span text:style-name="T3"/><text:span text:style-name="T1">Respuesta:</text:span><text:span text:style-name="T2"><text:s/>b) Una copa amplia favorece la oxigenación necesaria para que los vinos potentes desplieguen todos sus matices.</text:span></text:p>
            </text:list-item>
          </text:list>
        </text:list-item>
        <text:list-item>
          <text:p text:style-name="P4"><text:span text:style-name="T3"/><text:span text:style-name="T1">¿Con qué tipo de comida combina mejor un tinto reserva?</text:span></text:p>
          <text:list>
            <text:list-item>
              <text:p text:style-name="P7"><text:span text:style-name="T2">a) Ensaladas y postres</text:span></text:p>
            </text:list-item>
            <text:list-item>
              <text:p text:style-name="P7"><text:span text:style-name="T3"/><text:span text:style-name="T1">b) Carnes rojas, embutidos o quesos curados</text:span></text:p>
            </text:list-item>
            <text:list-item>
              <text:p text:style-name="P7"><text:span text:style-name="T2">c) Mariscos y pescados blancos</text:span></text:p>
            </text:list-item>
            <text:list-item>
              <text:p text:style-name="P7"><text:span text:style-name="T2">d) Frutas tropicales frescas</text:span></text:p>
            </text:list-item>
            <text:list-item>
              <text:p text:style-name="P7"><text:span text:style-name="T3"/><text:span text:style-name="T1">Respuesta:</text:span><text:span text:style-name="T2"><text:s/>b) La estructura y taninos del vino armonizan perfectamente con la grasa y la intensidad de estos alimentos.</text:span></text:p>
            </text:list-item>
          </text:list>
        </text:list-item>
        <text:list-item>
          <text:p text:style-name="P4"><text:span text:style-name="T3"/><text:span text:style-name="T1">¿Qué variedad de uva es común en tintos con mucho cuerpo?</text:span></text:p>
          <text:list>
            <text:list-item>
              <text:p text:style-name="P7"><text:span text:style-name="T2">a) Sauvignon Blanc</text:span></text:p>
            </text:list-item>
            <text:list-item>
              <text:p text:style-name="P7"><text:span text:style-name="T2">b) Garnacha Blanca</text:span></text:p>
            </text:list-item>
            <text:list-item>
              <text:p text:style-name="P7"><text:span text:style-name="T3"/><text:span text:style-name="T1">c) Cabernet Sauvignon</text:span></text:p>
            </text:list-item>
            <text:list-item>
              <text:p text:style-name="P7"><text:span text:style-name="T2">d) Verdejo</text:span></text:p>
            </text:list-item>
            <text:list-item>
              <text:p text:style-name="P7"><text:span text:style-name="T3"/><text:span text:style-name="T1">Respuesta:</text:span><text:span text:style-name="T2"><text:s/>c) Es una uva de piel gruesa que aporta gran estructura, color intenso y potencial de envejecimiento.</text:span></text:p>
            </text:list-item>
          </text:list>
        </text:list-item>
      </text:list>
      <text:p text:style-name="P8"/>
      <text:p text:style-name="P8"/>
      <text:p text:style-name="P8"/>
      <text:p text:style-name="P2"><text:span text:style-name="T1">5. Quiz: El Vino Blanco</text:span></text:p>
      <text:list text:style-name="L2">
        <text:list-item>
          <text:p text:style-name="P4"><text:span text:style-name="T3"/><text:span text:style-name="T1">¿A qué temperatura se sirve el vino blanco joven?</text:span></text:p>
          <text:list>
            <text:list-item>
              <text:p text:style-name="P7"><text:span text:style-name="T2">a) 4–6 °C</text:span></text:p>
            </text:list-item>
            <text:list-item>
              <text:p text:style-name="P7"><text:span text:style-name="T3"/><text:span text:style-name="T1">b) 8–10 °C</text:span></text:p>
            </text:list-item>
            <text:list-item>
              <text:p text:style-name="P7"><text:span text:style-name="T2">c) 14–16 °C</text:span></text:p>
            </text:list-item>
            <text:list-item>
              <text:p text:style-name="P7"><text:span text:style-name="T2">d) 18–20 °C</text:span></text:p>
            </text:list-item>
            <text:list-item>
              <text:p text:style-name="P7"><text:span text:style-name="T3"/><text:span text:style-name="T1">Respuesta:</text:span><text:span text:style-name="T2"><text:s/>b) Esta temperatura resalta la frescura y la acidez sin llegar a adormecer los aromas frutales delicados.</text:span></text:p>
            </text:list-item>
          </text:list>
        </text:list-item>
        <text:list-item>
          <text:p text:style-name="P4"><text:span text:style-name="T3"/><text:span text:style-name="T1">¿Qué tipo de copa se usa para blancos aromáticos?</text:span></text:p>
          <text:list>
            <text:list-item>
              <text:p text:style-name="P7"><text:span text:style-name="T2">a) Copa tipo flauta</text:span></text:p>
            </text:list-item>
            <text:list-item>
              <text:p text:style-name="P7"><text:span text:style-name="T2">b) Copa de gran volumen</text:span></text:p>
            </text:list-item>
            <text:list-item>
              <text:p text:style-name="P7"><text:span text:style-name="T3"/><text:span text:style-name="T1">c) Copa alargada o tipo tulipa</text:span></text:p>
            </text:list-item>
            <text:list-item>
              <text:p text:style-name="P7"><text:span text:style-name="T2">d) Copa de balón de tinto</text:span></text:p>
            </text:list-item>
            <text:list-item>
              <text:p text:style-name="P7"><text:span text:style-name="T3"/><text:span text:style-name="T1">Respuesta:</text:span><text:span text:style-name="T2"><text:s/>c) Su diseño ayuda a concentrar los aromas volátiles y dirige el líquido a la parte fresca de la lengua.</text:span></text:p>
            </text:list-item>
          </text:list>
        </text:list-item>
        <text:list-item>
          <text:p text:style-name="P4"><text:span text:style-name="T3"/><text:span text:style-name="T1">¿Qué plato combina mejor con un blanco joven?</text:span></text:p>
          <text:list>
            <text:list-item>
              <text:p text:style-name="P7"><text:span text:style-name="T2">a) Cordero asado</text:span></text:p>
            </text:list-item>
            <text:list-item>
              <text:p text:style-name="P7"><text:span text:style-name="T3"/><text:span text:style-name="T1">b) Pescado o marisco</text:span></text:p>
            </text:list-item>
            <text:list-item>
              <text:p text:style-name="P7"><text:span text:style-name="T2">c) Estofado de ternera</text:span></text:p>
            </text:list-item>
            <text:list-item>
              <text:p text:style-name="P7"><text:span text:style-name="T2">d) Carne de caza mayor</text:span></text:p>
            </text:list-item>
            <text:list-item>
              <text:p text:style-name="P7"><text:span text:style-name="T3"/><text:span text:style-name="T1">Respuesta:</text:span><text:span text:style-name="T2"><text:s/>b) La ligereza del blanco respeta la delicadeza del pescado, mientras su acidez limpia el paladar.</text:span></text:p>
            </text:list-item>
          </text:list>
        </text:list-item>
        <text:list-item>
          <text:p text:style-name="P4"><text:span text:style-name="T3"/><text:span text:style-name="T1">¿Qué variedad es común en vinos blancos frescos y herbáceos?</text:span></text:p>
          <text:list>
            <text:list-item>
              <text:p text:style-name="P7"><text:span text:style-name="T3"/><text:span text:style-name="T1">a) Sauvignon Blanc</text:span></text:p>
            </text:list-item>
            <text:list-item>
              <text:p text:style-name="P7"><text:span text:style-name="T2">b) Syrah</text:span></text:p>
            </text:list-item>
            <text:list-item>
              <text:p text:style-name="P7"><text:span text:style-name="T2">c) Tempranillo</text:span></text:p>
            </text:list-item>
            <text:list-item>
              <text:p text:style-name="P7"><text:span text:style-name="T2">d) Monastrell</text:span></text:p>
            </text:list-item>
            <text:list-item>
              <text:p text:style-name="P7"><text:span text:style-name="T3"/><text:span text:style-name="T1">Respuesta:</text:span><text:span text:style-name="T2"><text:s/>a) Es una uva famosa por sus notas cítricas y vegetales que aportan mucha viveza al vino.</text:span></text:p>
            </text:list-item>
          </text:list>
        </text:list-item>
        <text:list-item>
          <text:p text:style-name="P4"><text:span text:style-name="T3"/><text:span text:style-name="T1">¿Qué aporta la crianza en barrica a un vino blanco?</text:span></text:p>
          <text:list>
            <text:list-item>
              <text:p text:style-name="P7"><text:span text:style-name="T2">a) Pérdida total de aroma</text:span></text:p>
            </text:list-item>
            <text:list-item>
              <text:p text:style-name="P7"><text:span text:style-name="T3"/><text:span text:style-name="T1">b) Aromas de vainilla, miel y mayor untuosidad</text:span></text:p>
            </text:list-item>
            <text:list-item>
              <text:p text:style-name="P7"><text:span text:style-name="T2">c) Un color rosado brillante</text:span></text:p>
            </text:list-item>
            <text:list-item>
              <text:p text:style-name="P7"><text:span text:style-name="T2">d) Mayor grado de burbujas</text:span></text:p>
            </text:list-item>
            <text:list-item>
              <text:p text:style-name="P7"><text:span text:style-name="T3"/><text:span text:style-name="T1">Respuesta:</text:span><text:span text:style-name="T2"><text:s/>b) El contacto con la madera otorga complejidad, cuerpo y notas dulces especiadas muy valoradas en la cata.</text:span></text:p>
            </text:list-item>
          </text:list>
        </text:list-item>
      </text:list>
      <text:p text:style-name="P8"/>
      <text:p text:style-name="P8"/>
      <text:p text:style-name="P8"/>
      <text:p text:style-name="P2"><text:span text:style-name="T1">6. Quiz: El Vino Rosado</text:span></text:p>
      <text:list text:style-name="L2">
        <text:list-item>
          <text:p text:style-name="P4"><text:span text:style-name="T3"/><text:span text:style-name="T1">¿Cómo se obtiene el color rosado?</text:span></text:p>
          <text:list>
            <text:list-item>
              <text:p text:style-name="P7"><text:span text:style-name="T2">a) Mezclando vino tinto y blanco</text:span></text:p>
            </text:list-item>
            <text:list-item>
              <text:p text:style-name="P7"><text:span text:style-name="T3"/><text:span text:style-name="T1">b) Contacto breve con las pieles tintas</text:span></text:p>
            </text:list-item>
            <text:list-item>
              <text:p text:style-name="P7"><text:span text:style-name="T2">c) Añadiendo colorantes naturales</text:span></text:p>
            </text:list-item>
            <text:list-item>
              <text:p text:style-name="P7"><text:span text:style-name="T2">d) Por oxidación al sol</text:span></text:p>
            </text:list-item>
            <text:list-item>
              <text:p text:style-name="P7"><text:span text:style-name="T3"/><text:span text:style-name="T1">Respuesta:</text:span><text:span text:style-name="T2"><text:s/>b) El mosto se deja macerar con los hollejos tintos apenas unas horas para extraer poco color.</text:span></text:p>
            </text:list-item>
          </text:list>
        </text:list-item>
        <text:list-item>
          <text:p text:style-name="P4"><text:span text:style-name="T3"/><text:span text:style-name="T1">¿Qué temperatura es ideal para servirlo?</text:span></text:p>
          <text:list>
            <text:list-item>
              <text:p text:style-name="P7"><text:span text:style-name="T2">a) 6–8 °C</text:span></text:p>
            </text:list-item>
            <text:list-item>
              <text:p text:style-name="P7"><text:span text:style-name="T3"/><text:span text:style-name="T1">b) 10–12 °C</text:span></text:p>
            </text:list-item>
            <text:list-item>
              <text:p text:style-name="P7"><text:span text:style-name="T2">c) 14–16 °C</text:span></text:p>
            </text:list-item>
            <text:list-item>
              <text:p text:style-name="P7"><text:span text:style-name="T2">d) 18–20 °C</text:span></text:p>
            </text:list-item>
            <text:list-item>
              <text:p text:style-name="P7"><text:span text:style-name="T3"/><text:span text:style-name="T1">Respuesta:</text:span><text:span text:style-name="T2"><text:s/>b) Permite que los aromas de frutas rojas se perciban bien manteniendo una sensación refrescante y equilibrada.</text:span></text:p>
            </text:list-item>
          </text:list>
        </text:list-item>
        <text:list-item>
          <text:p text:style-name="P4"><text:span text:style-name="T3"/><text:span text:style-name="T1">¿Qué tipo de copa se recomienda para rosados?</text:span></text:p>
          <text:list>
            <text:list-item>
              <text:p text:style-name="P7"><text:span text:style-name="T2">a) Copa pequeña tipo flauta</text:span></text:p>
            </text:list-item>
            <text:list-item>
              <text:p text:style-name="P7"><text:span text:style-name="T2">b) Copa ancha de tinto gran reserva</text:span></text:p>
            </text:list-item>
            <text:list-item>
              <text:p text:style-name="P7"><text:span text:style-name="T3"/><text:span text:style-name="T1">c) Copa mediana tipo universal</text:span></text:p>
            </text:list-item>
            <text:list-item>
              <text:p text:style-name="P7"><text:span text:style-name="T2">d) Vaso de barro tradicional</text:span></text:p>
            </text:list-item>
            <text:list-item>
              <text:p text:style-name="P7"><text:span text:style-name="T3"/><text:span text:style-name="T1">Respuesta:</text:span><text:span text:style-name="T2"><text:s/>c) Su tamaño equilibrado permite disfrutar tanto de la frescura visual como de su perfil aromático intermedio.</text:span></text:p>
            </text:list-item>
          </text:list>
        </text:list-item>
        <text:list-item>
          <text:p text:style-name="P4"><text:span text:style-name="T3"/><text:span text:style-name="T1">¿Qué alimentos lo acompañan mejor por su versatilidad?</text:span></text:p>
          <text:list>
            <text:list-item>
              <text:p text:style-name="P7"><text:span text:style-name="T2">a) Carnes rojas pesadas</text:span></text:p>
            </text:list-item>
            <text:list-item>
              <text:p text:style-name="P7"><text:span text:style-name="T3"/><text:span text:style-name="T1">b) Tapas, ensaladas o platos de pasta</text:span></text:p>
            </text:list-item>
            <text:list-item>
              <text:p text:style-name="P7"><text:span text:style-name="T2">c) Solo postres dulces</text:span></text:p>
            </text:list-item>
            <text:list-item>
              <text:p text:style-name="P7"><text:span text:style-name="T2">d) Quesos muy fuertes y picantes</text:span></text:p>
            </text:list-item>
            <text:list-item>
              <text:p text:style-name="P7"><text:span text:style-name="T3"/><text:span text:style-name="T1">Respuesta:</text:span><text:span text:style-name="T2"><text:s/>b) El rosado es ideal para maridar con cocina mediterránea ligera y platos que no requieren gran potencia.</text:span></text:p>
            </text:list-item>
          </text:list>
        </text:list-item>
        <text:list-item>
          <text:p text:style-name="P4"><text:span text:style-name="T3"/><text:span text:style-name="T1">¿Qué variedad es una de las más comunes para rosados de calidad?</text:span></text:p>
          <text:list>
            <text:list-item>
              <text:p text:style-name="P7"><text:span text:style-name="T3"/><text:span text:style-name="T1">a) Garnacha</text:span></text:p>
            </text:list-item>
            <text:list-item>
              <text:p text:style-name="P7"><text:span text:style-name="T2">b) Albariño</text:span></text:p>
            </text:list-item>
            <text:list-item>
              <text:p text:style-name="P7"><text:span text:style-name="T2">c) Palomino Fino</text:span></text:p>
            </text:list-item>
            <text:list-item>
              <text:p text:style-name="P7"><text:span text:style-name="T2">d) Pedro Ximénez</text:span></text:p>
            </text:list-item>
            <text:list-item>
              <text:p text:style-name="P7"><text:span text:style-name="T3"/><text:span text:style-name="T1">Respuesta:</text:span><text:span text:style-name="T2"><text:s/>a) La Garnacha aporta un color atractivo y notas golosas de fresa y frambuesa muy características.</text:span></text:p>
            </text:list-item>
          </text:list>
        </text:list-item>
      </text:list>
      <text:p text:style-name="P8"/>
      <text:p text:style-name="P8"/>
      <text:p text:style-name="P8"/>
      <text:p text:style-name="P2"><text:span text:style-name="T1">7. Quiz: Vinos Espumosos</text:span></text:p>
      <text:list text:style-name="L2">
        <text:list-item>
          <text:p text:style-name="P4"><text:span text:style-name="T3"/><text:span text:style-name="T1">¿Qué tipo de copa se usa tradicionalmente para espumosos?</text:span></text:p>
          <text:list>
            <text:list-item>
              <text:p text:style-name="P7"><text:span text:style-name="T2">a) Copa ancha y baja</text:span></text:p>
            </text:list-item>
            <text:list-item>
              <text:p text:style-name="P7"><text:span text:style-name="T3"/><text:span text:style-name="T1">b) Copa flauta o tulipa</text:span></text:p>
            </text:list-item>
            <text:list-item>
              <text:p text:style-name="P7"><text:span text:style-name="T2">c) Copa de vino tinto</text:span></text:p>
            </text:list-item>
            <text:list-item>
              <text:p text:style-name="P7"><text:span text:style-name="T2">d) Copa de brandy</text:span></text:p>
            </text:list-item>
            <text:list-item>
              <text:p text:style-name="P7"><text:span text:style-name="T3"/><text:span text:style-name="T1">Respuesta:</text:span><text:span text:style-name="T2"><text:s/>b) Su diseño alargado ayuda a retener el gas carbónico y permite apreciar el ascenso de la burbuja.</text:span></text:p>
            </text:list-item>
          </text:list>
        </text:list-item>
        <text:list-item>
          <text:p text:style-name="P4"><text:span text:style-name="T3"/><text:span text:style-name="T1">¿A qué temperatura se debe servir el Champagne o Cava?</text:span></text:p>
          <text:list>
            <text:list-item>
              <text:p text:style-name="P7"><text:span text:style-name="T2">a) 10–12 °C</text:span></text:p>
            </text:list-item>
            <text:list-item>
              <text:p text:style-name="P7"><text:span text:style-name="T3"/><text:span text:style-name="T1">b) 6–8 °C</text:span></text:p>
            </text:list-item>
            <text:list-item>
              <text:p text:style-name="P7"><text:span text:style-name="T2">c) 14–16 °C</text:span></text:p>
            </text:list-item>
            <text:list-item>
              <text:p text:style-name="P7"><text:span text:style-name="T2">d) Temperatura ambiente (20 °C)</text:span></text:p>
            </text:list-item>
            <text:list-item>
              <text:p text:style-name="P7"><text:span text:style-name="T3"/><text:span text:style-name="T1">Respuesta:</text:span><text:span text:style-name="T2"><text:s/>b) El frío intenso mantiene el gas integrado y potencia la sensación punzante y vivaz de la burbuja.</text:span></text:p>
            </text:list-item>
          </text:list>
        </text:list-item>
        <text:list-item>
          <text:p text:style-name="P4"><text:span text:style-name="T3"/><text:span text:style-name="T1">¿Qué diferencia fundamental hay entre Cava y Champagne?</text:span></text:p>
          <text:list>
            <text:list-item>
              <text:p text:style-name="P7"><text:span text:style-name="T3"/><text:span text:style-name="T1">a) Proceden de regiones geográficas y uvas distintas</text:span></text:p>
            </text:list-item>
            <text:list-item>
              <text:p text:style-name="P7"><text:span text:style-name="T2">b) Solo cambia el nombre comercial</text:span></text:p>
            </text:list-item>
            <text:list-item>
              <text:p text:style-name="P7"><text:span text:style-name="T2">c) Uno no tiene burbujas</text:span></text:p>
            </text:list-item>
            <text:list-item>
              <text:p text:style-name="P7"><text:span text:style-name="T2">d) El Cava es solo para postres</text:span></text:p>
            </text:list-item>
            <text:list-item>
              <text:p text:style-name="P7"><text:span text:style-name="T3"/><text:span text:style-name="T1">Respuesta:</text:span><text:span text:style-name="T2"><text:s/>a) Aunque comparten el método tradicional, el clima, el suelo y las variedades locales los hacen productos diferentes.</text:span></text:p>
            </text:list-item>
          </text:list>
        </text:list-item>
        <text:list-item>
          <text:p text:style-name="P4"><text:span text:style-name="T3"/><text:span text:style-name="T1">¿Qué alimentos maridan mejor con un espumoso seco?</text:span></text:p>
          <text:list>
            <text:list-item>
              <text:p text:style-name="P7"><text:span text:style-name="T2">a) Solo platos con mucho picante</text:span></text:p>
            </text:list-item>
            <text:list-item>
              <text:p text:style-name="P7"><text:span text:style-name="T3"/><text:span text:style-name="T1">b) Sushi, ostras o aperitivos salados</text:span></text:p>
            </text:list-item>
            <text:list-item>
              <text:p text:style-name="P7"><text:span text:style-name="T2">c) Postres con mucho chocolate</text:span></text:p>
            </text:list-item>
            <text:list-item>
              <text:p text:style-name="P7"><text:span text:style-name="T2">d) Carnes de caza muy intensas</text:span></text:p>
            </text:list-item>
            <text:list-item>
              <text:p text:style-name="P7"><text:span text:style-name="T3"/><text:span text:style-name="T1">Respuesta:</text:span><text:span text:style-name="T2"><text:s/>b) La burbuja y la acidez limpian el paladar de la grasa del pescado crudo y los mariscos.</text:span></text:p>
            </text:list-item>
          </text:list>
        </text:list-item>
        <text:list-item>
          <text:p text:style-name="P4"><text:span text:style-name="T3"/><text:span text:style-name="T1">¿Qué figura histórica es clave en la historia del Champagne?</text:span></text:p>
          <text:list>
            <text:list-item>
              <text:p text:style-name="P7"><text:span text:style-name="T2">a) Louis Pasteur</text:span></text:p>
            </text:list-item>
            <text:list-item>
              <text:p text:style-name="P7"><text:span text:style-name="T3"/><text:span text:style-name="T1">b) Dom Pérignon</text:span></text:p>
            </text:list-item>
            <text:list-item>
              <text:p text:style-name="P7"><text:span text:style-name="T2">c) Napoleón Bonaparte</text:span></text:p>
            </text:list-item>
            <text:list-item>
              <text:p text:style-name="P7"><text:span text:style-name="T2">d) El Rey Sol (Luis XIV)</text:span></text:p>
            </text:list-item>
            <text:list-item>
              <text:p text:style-name="P7"><text:span text:style-name="T3"/><text:span text:style-name="T1">Respuesta:</text:span><text:span text:style-name="T2"><text:s/>b) Este monje realizó aportes fundamentales en el control de la efervescencia y el ensamblaje de uvas.</text:span></text:p>
            </text:list-item>
          </text:list>
        </text:list-item>
      </text:list>
      <text:p text:style-name="P8"/>
      <text:p text:style-name="P8"/>
      <text:p text:style-name="P9"/>
      <text:p text:style-name="P2"><text:span text:style-name="T1">8. Quiz: Vinos Generosos y Dulces</text:span></text:p>
      <text:list text:style-name="L2">
        <text:list-item>
          <text:p text:style-name="P4"><text:span text:style-name="T3"/><text:span text:style-name="T1">¿Qué sistema de crianza es emblemático en Jerez?</text:span></text:p>
          <text:list>
            <text:list-item>
              <text:p text:style-name="P7"><text:span text:style-name="T2">a) Tanques de acero inoxidable</text:span></text:p>
            </text:list-item>
            <text:list-item>
              <text:p text:style-name="P7"><text:span text:style-name="T3"/><text:span text:style-name="T1">b) Criaderas y soleras</text:span></text:p>
            </text:list-item>
            <text:list-item>
              <text:p text:style-name="P7"><text:span text:style-name="T2">c) Ánforas de barro cerradas</text:span></text:p>
            </text:list-item>
            <text:list-item>
              <text:p text:style-name="P7"><text:span text:style-name="T2">d) Barricas enterradas bajo tierra</text:span></text:p>
            </text:list-item>
            <text:list-item>
              <text:p text:style-name="P7"><text:span text:style-name="T3"/><text:span text:style-name="T1">Respuesta:</text:span><text:span text:style-name="T2"><text:s/>b) Es un sistema dinámico de mezcla de vinos de distintas añadas que asegura una calidad constante.</text:span></text:p>
            </text:list-item>
          </text:list>
        </text:list-item>
        <text:list-item>
          <text:p text:style-name="P4"><text:span text:style-name="T3"/><text:span text:style-name="T1">¿A qué temperatura se sirve un vino dulce natural?</text:span></text:p>
          <text:list>
            <text:list-item>
              <text:p text:style-name="P7"><text:span text:style-name="T3"/><text:span text:style-name="T1">a) Entre 10–14 °C según su cuerpo</text:span></text:p>
            </text:list-item>
            <text:list-item>
              <text:p text:style-name="P7"><text:span text:style-name="T2">b) Muy caliente (30 °C)</text:span></text:p>
            </text:list-item>
            <text:list-item>
              <text:p text:style-name="P7"><text:span text:style-name="T2">c) A menos de 4 °C</text:span></text:p>
            </text:list-item>
            <text:list-item>
              <text:p text:style-name="P7"><text:span text:style-name="T2">d) A temperatura ambiente</text:span></text:p>
            </text:list-item>
            <text:list-item>
              <text:p text:style-name="P7"><text:span text:style-name="T3"/><text:span text:style-name="T1">Respuesta:</text:span><text:span text:style-name="T2"><text:s/>a) Esta temperatura permite que el dulzor sea agradable sin saturar el paladar ni ocultar los aromas.</text:span></text:p>
            </text:list-item>
          </text:list>
        </text:list-item>
        <text:list-item>
          <text:p text:style-name="P4"><text:span text:style-name="T3"/><text:span text:style-name="T1">¿Qué tipo de copa se usa para degustar vinos de postre?</text:span></text:p>
          <text:list>
            <text:list-item>
              <text:p text:style-name="P7"><text:span text:style-name="T2">a) Copa de tinto grande</text:span></text:p>
            </text:list-item>
            <text:list-item>
              <text:p text:style-name="P7"><text:span text:style-name="T2">b) Copa de espumoso</text:span></text:p>
            </text:list-item>
            <text:list-item>
              <text:p text:style-name="P7"><text:span text:style-name="T3"/><text:span text:style-name="T1">c) Copa pequeña o tipo "catavinos"</text:span></text:p>
            </text:list-item>
            <text:list-item>
              <text:p text:style-name="P7"><text:span text:style-name="T2">d) Copa de licor muy ancha</text:span></text:p>
            </text:list-item>
            <text:list-item>
              <text:p text:style-name="P7"><text:span text:style-name="T3"/><text:span text:style-name="T1">Respuesta:</text:span><text:span text:style-name="T2"><text:s/>c) Su pequeño tamaño es ideal para servirlos en pequeñas dosis debido a su alta concentración y potencia.</text:span></text:p>
            </text:list-item>
          </text:list>
        </text:list-item>
        <text:list-item>
          <text:p text:style-name="P4"><text:span text:style-name="T3"/><text:span text:style-name="T1">¿Con qué plato genera un maridaje de contraste perfecto?</text:span></text:p>
          <text:list>
            <text:list-item>
              <text:p text:style-name="P7"><text:span text:style-name="T2">a) Ensaladas verdes amargas</text:span></text:p>
            </text:list-item>
            <text:list-item>
              <text:p text:style-name="P7"><text:span text:style-name="T3"/><text:span text:style-name="T1">b) Queso azul o foie gras</text:span></text:p>
            </text:list-item>
            <text:list-item>
              <text:p text:style-name="P7"><text:span text:style-name="T2">c) Pescados blancos al vapor</text:span></text:p>
            </text:list-item>
            <text:list-item>
              <text:p text:style-name="P7"><text:span text:style-name="T2">d) Sopas y consomés claros</text:span></text:p>
            </text:list-item>
            <text:list-item>
              <text:p text:style-name="P7"><text:span text:style-name="T3"/><text:span text:style-name="T1">Respuesta:</text:span><text:span text:style-name="T2"><text:s/>b) El dulzor del vino equilibra de forma excelente la salinidad y la grasa de estos alimentos potentes.</text:span></text:p>
            </text:list-item>
          </text:list>
        </text:list-item>
        <text:list-item>
          <text:p text:style-name="P4"><text:span text:style-name="T3"/><text:span text:style-name="T1">¿Qué uva es famosa por producir vinos dulces muy densos?</text:span></text:p>
          <text:list>
            <text:list-item>
              <text:p text:style-name="P7"><text:span text:style-name="T2">a) Garnacha</text:span></text:p>
            </text:list-item>
            <text:list-item>
              <text:p text:style-name="P7"><text:span text:style-name="T3"/><text:span text:style-name="T1">b) Pedro Ximénez</text:span></text:p>
            </text:list-item>
            <text:list-item>
              <text:p text:style-name="P7"><text:span text:style-name="T2">c) Tempranillo</text:span></text:p>
            </text:list-item>
            <text:list-item>
              <text:p text:style-name="P7"><text:span text:style-name="T2">d) Sauvignon Blanc</text:span></text:p>
            </text:list-item>
            <text:list-item>
              <text:p text:style-name="P7"><text:span text:style-name="T3"/><text:span text:style-name="T1">Respuesta:</text:span><text:span text:style-name="T2"><text:s/>b) Esta uva pasificada produce vinos de una densidad extrema y aromas a pasas, higos y dátiles.</text:span></text:p>
            </text:list-item>
          </text:list>
        </text:list-item>
      </text:list>
      <text:p text:style-name="P8"/>
      <text:p text:style-name="P8"/>
      <text:p text:style-name="P8"/>
      <text:p text:style-name="P2"><text:span text:style-name="T1">9. Quiz: Introducción a la Cata</text:span></text:p>
      <text:list text:style-name="L2">
        <text:list-item>
          <text:p text:style-name="P4"><text:span text:style-name="T3"/><text:span text:style-name="T1">¿Cuáles son las tres fases de una cata técnica?</text:span></text:p>
          <text:list>
            <text:list-item>
              <text:p text:style-name="P7"><text:span text:style-name="T2">a) Visual, sonora y táctil</text:span></text:p>
            </text:list-item>
            <text:list-item>
              <text:p text:style-name="P7"><text:span text:style-name="T3"/><text:span text:style-name="T1">b) Vista, olfato y gusto</text:span></text:p>
            </text:list-item>
            <text:list-item>
              <text:p text:style-name="P7"><text:span text:style-name="T2">c) Aroma, sabor y precio</text:span></text:p>
            </text:list-item>
            <text:list-item>
              <text:p text:style-name="P7"><text:span text:style-name="T2">d) Color, cuerpo y etiqueta</text:span></text:p>
            </text:list-item>
            <text:list-item>
              <text:p text:style-name="P7"><text:span text:style-name="T3"/><text:span text:style-name="T1">Respuesta:</text:span><text:span text:style-name="T2"><text:s/>b) Son los tres pasos secuenciales necesarios para analizar de forma objetiva todas las propiedades del vino.</text:span></text:p>
            </text:list-item>
          </text:list>
        </text:list-item>
        <text:list-item>
          <text:p text:style-name="P4"><text:span text:style-name="T3"/><text:span text:style-name="T1">¿Por qué los profesionales suelen escupir el vino en catas largas?</text:span></text:p>
          <text:list>
            <text:list-item>
              <text:p text:style-name="P7"><text:span text:style-name="T2">a) Porque el vino es de mala calidad</text:span></text:p>
            </text:list-item>
            <text:list-item>
              <text:p text:style-name="P7"><text:span text:style-name="T3"/><text:span text:style-name="T1">b) Para evitar los efectos del alcohol y mantener el juicio</text:span></text:p>
            </text:list-item>
            <text:list-item>
              <text:p text:style-name="P7"><text:span text:style-name="T2">c) Por una norma religiosa antigua</text:span></text:p>
            </text:list-item>
            <text:list-item>
              <text:p text:style-name="P7"><text:span text:style-name="T2">d) Para no mancharse los dientes</text:span></text:p>
            </text:list-item>
            <text:list-item>
              <text:p text:style-name="P7"><text:span text:style-name="T3"/><text:span text:style-name="T1">Respuesta:</text:span><text:span text:style-name="T2"><text:s/>b) Evitar la ingesta permite catar decenas de vinos manteniendo la lucidez y la precisión sensorial intactas.</text:span></text:p>
            </text:list-item>
          </text:list>
        </text:list-item>
        <text:list-item>
          <text:p text:style-name="P4"><text:span text:style-name="T3"/><text:span text:style-name="T1">¿Qué buscamos analizar principalmente en la fase visual?</text:span></text:p>
          <text:list>
            <text:list-item>
              <text:p text:style-name="P7"><text:span text:style-name="T2">a) El aroma a flores</text:span></text:p>
            </text:list-item>
            <text:list-item>
              <text:p text:style-name="P7"><text:span text:style-name="T3"/><text:span text:style-name="T1">b) El color, el brillo y la densidad (lágrimas)</text:span></text:p>
            </text:list-item>
            <text:list-item>
              <text:p text:style-name="P7"><text:span text:style-name="T2">c) El grado de alcohol exacto</text:span></text:p>
            </text:list-item>
            <text:list-item>
              <text:p text:style-name="P7"><text:span text:style-name="T2">d) El tipo de corcho usado</text:span></text:p>
            </text:list-item>
            <text:list-item>
              <text:p text:style-name="P7"><text:span text:style-name="T3"/><text:span text:style-name="T1">Respuesta:</text:span><text:span text:style-name="T2"><text:s/>b) Estos elementos nos dan pistas sobre la edad del vino, su concentración y su estado de conservación.</text:span></text:p>
            </text:list-item>
          </text:list>
        </text:list-item>
        <text:list-item>
          <text:p text:style-name="P4"><text:span text:style-name="T3"/><text:span text:style-name="T1">¿Qué nos revela la fase olfativa?</text:span></text:p>
          <text:list>
            <text:list-item>
              <text:p text:style-name="P7"><text:span text:style-name="T2">a) El precio de la botella</text:span></text:p>
            </text:list-item>
            <text:list-item>
              <text:p text:style-name="P7"><text:span text:style-name="T2">b) La temperatura del local</text:span></text:p>
            </text:list-item>
            <text:list-item>
              <text:p text:style-name="P7"><text:span text:style-name="T3"/><text:span text:style-name="T1">c) La complejidad aromática y el estilo del vino</text:span></text:p>
            </text:list-item>
            <text:list-item>
              <text:p text:style-name="P7"><text:span text:style-name="T2">d) El material de la etiqueta</text:span></text:p>
            </text:list-item>
            <text:list-item>
              <text:p text:style-name="P7"><text:span text:style-name="T3"/><text:span text:style-name="T1">Respuesta:</text:span><text:span text:style-name="T2"><text:s/>c) Identificamos aromas primarios, secundarios y terciarios que nos cuentan la historia y elaboración del vino.</text:span></text:p>
            </text:list-item>
          </text:list>
        </text:list-item>
        <text:list-item>
          <text:p text:style-name="P4"><text:span text:style-name="T3"/><text:span text:style-name="T1">¿Qué significa que un vino tenga "cuerpo" en boca?</text:span></text:p>
          <text:list>
            <text:list-item>
              <text:p text:style-name="P7"><text:span text:style-name="T3"/><text:span text:style-name="T1">a) Sensación de densidad, volumen y estructura</text:span></text:p>
            </text:list-item>
            <text:list-item>
              <text:p text:style-name="P7"><text:span text:style-name="T2">b) Que tiene muchas burbujas</text:span></text:p>
            </text:list-item>
            <text:list-item>
              <text:p text:style-name="P7"><text:span text:style-name="T2">c) Que es excesivamente ácido</text:span></text:p>
            </text:list-item>
            <text:list-item>
              <text:p text:style-name="P7"><text:span text:style-name="T2">d) Que tiene sedimentos en el fondo</text:span></text:p>
            </text:list-item>
            <text:list-item>
              <text:p text:style-name="P7"><text:span text:style-name="T3"/><text:span text:style-name="T1">Respuesta:</text:span><text:span text:style-name="T2"><text:s/>a) El cuerpo se refiere a la untuosidad y peso que el líquido deja al pasar por el paladar.</text:span></text:p>
            </text:list-item>
          </text:list>
        </text:list-item>
      </text:list>
      <text:p text:style-name="P6"/>
      <text:p text:style-name="P6"/>
      <text:p text:style-name="P2"><text:span text:style-name="T1">10. Quiz: Temperatura de Servicio</text:span></text:p>
      <text:list text:style-name="L2">
        <text:list-item>
          <text:p text:style-name="P4"><text:span text:style-name="T3"/><text:span text:style-name="T1">¿Qué efecto tiene servir un vino demasiado frío?</text:span></text:p>
          <text:list>
            <text:list-item>
              <text:p text:style-name="P7"><text:span text:style-name="T2">a) Los aromas se vuelven más potentes</text:span></text:p>
            </text:list-item>
            <text:list-item>
              <text:p text:style-name="P7"><text:span text:style-name="T3"/><text:span text:style-name="T1">b) Los aromas se bloquean y el vino parece plano</text:span></text:p>
            </text:list-item>
            <text:list-item>
              <text:p text:style-name="P7"><text:span text:style-name="T2">c) El vino se vuelve más dulce</text:span></text:p>
            </text:list-item>
            <text:list-item>
              <text:p text:style-name="P7"><text:span text:style-name="T2">d) Se intensifica el color visual</text:span></text:p>
            </text:list-item>
            <text:list-item>
              <text:p text:style-name="P7"><text:span text:style-name="T3"/><text:span text:style-name="T1">Respuesta:</text:span><text:span text:style-name="T2"><text:s/>b) El frío excesivo impide que las moléculas aromáticas se volatilicen, dificultando la percepción de sus matices.</text:span></text:p>
            </text:list-item>
          </text:list>
        </text:list-item>
        <text:list-item>
          <text:p text:style-name="P4"><text:span text:style-name="T3"/><text:span text:style-name="T1">¿Cuál es la temperatura recomendada para un espumoso?</text:span></text:p>
          <text:list>
            <text:list-item>
              <text:p text:style-name="P7"><text:span text:style-name="T3"/><text:span text:style-name="T1">a) 6–8 °C</text:span></text:p>
            </text:list-item>
            <text:list-item>
              <text:p text:style-name="P7"><text:span text:style-name="T2">b) 12–14 °C</text:span></text:p>
            </text:list-item>
            <text:list-item>
              <text:p text:style-name="P7"><text:span text:style-name="T2">c) 18–20 °C</text:span></text:p>
            </text:list-item>
            <text:list-item>
              <text:p text:style-name="P7"><text:span text:style-name="T2">d) 4 °C (congelador)</text:span></text:p>
            </text:list-item>
            <text:list-item>
              <text:p text:style-name="P7"><text:span text:style-name="T3"/><text:span text:style-name="T1">Respuesta:</text:span><text:span text:style-name="T2"><text:s/>a) El frío ayuda a que la burbuja se integre mejor y el vino resulte refrescante y punzante.</text:span></text:p>
            </text:list-item>
          </text:list>
        </text:list-item>
        <text:list-item>
          <text:p text:style-name="P4"><text:span text:style-name="T3"/><text:span text:style-name="T1">¿A qué temperatura se debe servir un tinto con mucha crianza?</text:span></text:p>
          <text:list>
            <text:list-item>
              <text:p text:style-name="P7"><text:span text:style-name="T2">a) 10–12 °C</text:span></text:p>
            </text:list-item>
            <text:list-item>
              <text:p text:style-name="P7"><text:span text:style-name="T3"/><text:span text:style-name="T1">b) 16–18 °C</text:span></text:p>
            </text:list-item>
            <text:list-item>
              <text:p text:style-name="P7"><text:span text:style-name="T2">c) 22–24 °C</text:span></text:p>
            </text:list-item>
            <text:list-item>
              <text:p text:style-name="P7"><text:span text:style-name="T2">d) 8–10 °C</text:span></text:p>
            </text:list-item>
            <text:list-item>
              <text:p text:style-name="P7"><text:span text:style-name="T3"/><text:span text:style-name="T1">Respuesta:</text:span><text:span text:style-name="T2"><text:s/>b) Esta temperatura "de bodega" es la ideal para apreciar la complejidad de la madera sin resaltar el alcohol.</text:span></text:p>
            </text:list-item>
          </text:list>
        </text:list-item>
        <text:list-item>
          <text:p text:style-name="P4"><text:span text:style-name="T3"/><text:span text:style-name="T1">¿Qué sucede si el vino se sirve muy caliente (más de 20 °C)?</text:span></text:p>
          <text:list>
            <text:list-item>
              <text:p text:style-name="P7"><text:span text:style-name="T2">a) Resalta la fruta fresca</text:span></text:p>
            </text:list-item>
            <text:list-item>
              <text:p text:style-name="P7"><text:span text:style-name="T3"/><text:span text:style-name="T1">b) El alcohol se vuelve agresivo y dominante</text:span></text:p>
            </text:list-item>
            <text:list-item>
              <text:p text:style-name="P7"><text:span text:style-name="T2">c) La acidez se vuelve muy agradable</text:span></text:p>
            </text:list-item>
            <text:list-item>
              <text:p text:style-name="P7"><text:span text:style-name="T2">d) El color se aclara</text:span></text:p>
            </text:list-item>
            <text:list-item>
              <text:p text:style-name="P7"><text:span text:style-name="T3"/><text:span text:style-name="T1">Respuesta:</text:span><text:span text:style-name="T2"><text:s/>b) El calor evapora el alcohol rápidamente, desequilibrando el vino y haciendo que queme en nariz y boca.</text:span></text:p>
            </text:list-item>
          </text:list>
        </text:list-item>
        <text:list-item>
          <text:p text:style-name="P4"><text:span text:style-name="T3"/><text:span text:style-name="T1">¿Por qué la temperatura afecta la cata?</text:span></text:p>
          <text:list>
            <text:list-item>
              <text:p text:style-name="P7"><text:span text:style-name="T3"/><text:span text:style-name="T1">a) Modifica la percepción de aromas, sabores y alcohol</text:span></text:p>
            </text:list-item>
            <text:list-item>
              <text:p text:style-name="P7"><text:span text:style-name="T2">b) Cambia la variedad de uva</text:span></text:p>
            </text:list-item>
            <text:list-item>
              <text:p text:style-name="P7"><text:span text:style-name="T2">c) Altera el diseño de la copa</text:span></text:p>
            </text:list-item>
            <text:list-item>
              <text:p text:style-name="P7"><text:span text:style-name="T2">d) Solo influye en el precio final</text:span></text:p>
            </text:list-item>
            <text:list-item>
              <text:p text:style-name="P7"><text:span text:style-name="T3"/><text:span text:style-name="T1">Respuesta:</text:span><text:span text:style-name="T2"><text:s/>a) La temperatura es un factor físico que puede mejorar o arruinar la experiencia sensorial de cualquier vino.</text:span></text:p>
            </text:list-item>
          </text:list>
        </text:list-item>
      </text:list>
      <text:p text:style-name="P8"/>
      <text:p text:style-name="P8"/>
      <text:p text:style-name="P8"/>
      <text:p text:style-name="P2"><text:span text:style-name="T1">11. Quiz: Cristalería</text:span></text:p>
      <text:list text:style-name="L2">
        <text:list-item>
          <text:p text:style-name="P4"><text:span text:style-name="T3"/><text:span text:style-name="T1">¿Por qué influye la forma de la copa en la cata?</text:span></text:p>
          <text:list>
            <text:list-item>
              <text:p text:style-name="P7"><text:span text:style-name="T2">a) Por pura moda estética</text:span></text:p>
            </text:list-item>
            <text:list-item>
              <text:p text:style-name="P7"><text:span text:style-name="T3"/><text:span text:style-name="T1">b) Dirige los aromas y el vino a zonas clave</text:span></text:p>
            </text:list-item>
            <text:list-item>
              <text:p text:style-name="P7"><text:span text:style-name="T2">c) Para que no se rompa</text:span></text:p>
            </text:list-item>
            <text:list-item>
              <text:p text:style-name="P7"><text:span text:style-name="T2">d) Para enfriar el vino más rápido</text:span></text:p>
            </text:list-item>
            <text:list-item>
              <text:p text:style-name="P7"><text:span text:style-name="T3"/><text:span text:style-name="T1">Respuesta:</text:span><text:span text:style-name="T2"><text:s/>b) El diseño está pensado para potenciar los aromas y guiar el líquido hacia receptores gustativos específicos.</text:span></text:p>
            </text:list-item>
          </text:list>
        </text:list-item>
        <text:list-item>
          <text:p text:style-name="P4"><text:span text:style-name="T3"/><text:span text:style-name="T1">¿Qué copa es ideal para un vino tinto potente?</text:span></text:p>
          <text:list>
            <text:list-item>
              <text:p text:style-name="P7"><text:span text:style-name="T2">a) Copa pequeña de jerez</text:span></text:p>
            </text:list-item>
            <text:list-item>
              <text:p text:style-name="P7"><text:span text:style-name="T3"/><text:span text:style-name="T1">b) Copa amplia tipo Bordeaux</text:span></text:p>
            </text:list-item>
            <text:list-item>
              <text:p text:style-name="P7"><text:span text:style-name="T2">c) Copa flauta estrecha</text:span></text:p>
            </text:list-item>
            <text:list-item>
              <text:p text:style-name="P7"><text:span text:style-name="T2">d) Vaso corto de cristal</text:span></text:p>
            </text:list-item>
            <text:list-item>
              <text:p text:style-name="P7"><text:span text:style-name="T3"/><text:span text:style-name="T1">Respuesta:</text:span><text:span text:style-name="T2"><text:s/>b) Su gran apertura y volumen permiten que el vino se oxigene y los aromas intensos respiren mejor.</text:span></text:p>
            </text:list-item>
          </text:list>
        </text:list-item>
        <text:list-item>
          <text:p text:style-name="P4"><text:span text:style-name="T3"/><text:span text:style-name="T1">¿Por qué los blancos usan copas un poco más estrechas?</text:span></text:p>
          <text:list>
            <text:list-item>
              <text:p text:style-name="P7"><text:span text:style-name="T2">a) Para servir menos cantidad</text:span></text:p>
            </text:list-item>
            <text:list-item>
              <text:p text:style-name="P7"><text:span text:style-name="T3"/><text:span text:style-name="T1">b) Para concentrar aromas delicados y mantener el frío</text:span></text:p>
            </text:list-item>
            <text:list-item>
              <text:p text:style-name="P7"><text:span text:style-name="T2">c) Porque tienen menos alcohol</text:span></text:p>
            </text:list-item>
            <text:list-item>
              <text:p text:style-name="P7"><text:span text:style-name="T2">d) Por una tradición romana antigua</text:span></text:p>
            </text:list-item>
            <text:list-item>
              <text:p text:style-name="P7"><text:span text:style-name="T3"/><text:span text:style-name="T1">Respuesta:</text:span><text:span text:style-name="T2"><text:s/>b) Al tener menos superficie expuesta, el vino mantiene su temperatura baja y focaliza mejor sus matices sutiles.</text:span></text:p>
            </text:list-item>
          </text:list>
        </text:list-item>
        <text:list-item>
          <text:p text:style-name="P4"><text:span text:style-name="T3"/><text:span text:style-name="T1">¿Cuál es la ventaja de una copa tipo tulipa para espumosos?</text:span></text:p>
          <text:list>
            <text:list-item>
              <text:p text:style-name="P7"><text:span text:style-name="T2">a) No tiene ventajas</text:span></text:p>
            </text:list-item>
            <text:list-item>
              <text:p text:style-name="P7"><text:span text:style-name="T3"/><text:span text:style-name="T1">b) Mantiene la burbuja y permite oler el vino</text:span></text:p>
            </text:list-item>
            <text:list-item>
              <text:p text:style-name="P7"><text:span text:style-name="T2">c) Es más fácil de lavar</text:span></text:p>
            </text:list-item>
            <text:list-item>
              <text:p text:style-name="P7"><text:span text:style-name="T2">d) Cabe más cantidad de vino</text:span></text:p>
            </text:list-item>
            <text:list-item>
              <text:p text:style-name="P7"><text:span text:style-name="T3"/><text:span text:style-name="T1">Respuesta:</text:span><text:span text:style-name="T2"><text:s/>b) Al ser un poco más ancha en el centro que la flauta, deja que los aromas se desarrollen.</text:span></text:p>
            </text:list-item>
          </text:list>
        </text:list-item>
        <text:list-item>
          <text:p text:style-name="P4"><text:span text:style-name="T3"/><text:span text:style-name="T1">¿Qué efecto tiene un borde fino en la copa?</text:span></text:p>
          <text:list>
            <text:list-item>
              <text:p text:style-name="P7"><text:span text:style-name="T2">a) Se rompe más fácilmente</text:span></text:p>
            </text:list-item>
            <text:list-item>
              <text:p text:style-name="P7"><text:span text:style-name="T3"/><text:span text:style-name="T1">b) Permite que el vino fluya suavemente al paladar</text:span></text:p>
            </text:list-item>
            <text:list-item>
              <text:p text:style-name="P7"><text:span text:style-name="T2">c) No tiene ninguna función técnica</text:span></text:p>
            </text:list-item>
            <text:list-item>
              <text:p text:style-name="P7"><text:span text:style-name="T2">d) Solo es para vinos caros</text:span></text:p>
            </text:list-item>
            <text:list-item>
              <text:p text:style-name="P7"><text:span text:style-name="T3"/><text:span text:style-name="T1">Respuesta:</text:span><text:span text:style-name="T2"><text:s/>b) Un borde fino facilita que el líquido entre en contacto directo con la lengua sin interferencias táctiles gruesas.</text:span></text:p>
            </text:list-item>
          </text:list>
        </text:list-item>
      </text:list>
      <text:p text:style-name="P8"/>
      <text:p text:style-name="P8"/>
      <text:p text:style-name="P8"/>
      <text:p text:style-name="P2"><text:span text:style-name="T1">12. Quiz: El Vino en el Arte</text:span></text:p>
      <text:list text:style-name="L2">
        <text:list-item>
          <text:p text:style-name="P4"><text:span text:style-name="T3"/><text:span text:style-name="T1">¿Qué representaba el vino en las pinturas de la Antigua Grecia?</text:span></text:p>
          <text:list>
            <text:list-item>
              <text:p text:style-name="P7"><text:span text:style-name="T2">a) Solo una bebida de esclavos</text:span></text:p>
            </text:list-item>
            <text:list-item>
              <text:p text:style-name="P7"><text:span text:style-name="T3"/><text:span text:style-name="T1">b) Celebración, ritual y la figura de Dionisio</text:span></text:p>
            </text:list-item>
            <text:list-item>
              <text:p text:style-name="P7"><text:span text:style-name="T2">c) Un veneno prohibido</text:span></text:p>
            </text:list-item>
            <text:list-item>
              <text:p text:style-name="P7"><text:span text:style-name="T2">d) Un elemento puramente decorativo</text:span></text:p>
            </text:list-item>
            <text:list-item>
              <text:p text:style-name="P7"><text:span text:style-name="T3"/><text:span text:style-name="T1">Respuesta:</text:span><text:span text:style-name="T2"><text:s/>b) El vino era un eje cultural ligado a la espiritualidad, la filosofía y las festividades comunitarias.</text:span></text:p>
            </text:list-item>
          </text:list>
        </text:list-item>
        <text:list-item>
          <text:p text:style-name="P4"><text:span text:style-name="T3"/><text:span text:style-name="T1">¿Qué dios romano aparece frecuentemente en el arte vinícola?</text:span></text:p>
          <text:list>
            <text:list-item>
              <text:p text:style-name="P7"><text:span text:style-name="T2">a) Júpiter</text:span></text:p>
            </text:list-item>
            <text:list-item>
              <text:p text:style-name="P7"><text:span text:style-name="T3"/><text:span text:style-name="T1">b) Baco</text:span></text:p>
            </text:list-item>
            <text:list-item>
              <text:p text:style-name="P7"><text:span text:style-name="T2">c) Marte</text:span></text:p>
            </text:list-item>
            <text:list-item>
              <text:p text:style-name="P7"><text:span text:style-name="T2">d) Neptuno</text:span></text:p>
            </text:list-item>
            <text:list-item>
              <text:p text:style-name="P7"><text:span text:style-name="T3"/><text:span text:style-name="T1">Respuesta:</text:span><text:span text:style-name="T2"><text:s/>b) Baco es el equivalente romano de Dionisio, representando el vino, el teatro y la liberación de los sentidos.</text:span></text:p>
            </text:list-item>
          </text:list>
        </text:list-item>
        <text:list-item>
          <text:p text:style-name="P4"><text:span text:style-name="T3"/><text:span text:style-name="T1">¿Qué simbolizaba el vino en las naturalezas muertas (bodegones)?</text:span></text:p>
          <text:list>
            <text:list-item>
              <text:p text:style-name="P7"><text:span text:style-name="T2">a) El fin del mundo</text:span></text:p>
            </text:list-item>
            <text:list-item>
              <text:p text:style-name="P7"><text:span text:style-name="T3"/><text:span text:style-name="T1">b) El placer terrenal, la abundancia o la fugacidad</text:span></text:p>
            </text:list-item>
            <text:list-item>
              <text:p text:style-name="P7"><text:span text:style-name="T2">c) La falta de alimentos</text:span></text:p>
            </text:list-item>
            <text:list-item>
              <text:p text:style-name="P7"><text:span text:style-name="T2">d) Un anuncio publicitario antiguo</text:span></text:p>
            </text:list-item>
            <text:list-item>
              <text:p text:style-name="P7"><text:span text:style-name="T3"/><text:span text:style-name="T1">Respuesta:</text:span><text:span text:style-name="T2"><text:s/>b) El vino en los bodegones solía invitar a la reflexión sobre el disfrute de la vida y el paso del tiempo.</text:span></text:p>
            </text:list-item>
          </text:list>
        </text:list-item>
        <text:list-item>
          <text:p text:style-name="P4"><text:span text:style-name="T3"/><text:span text:style-name="T1">¿Cómo se interpreta el vino en el arte moderno?</text:span></text:p>
          <text:list>
            <text:list-item>
              <text:p text:style-name="P7"><text:span text:style-name="T2">a) Como algo exclusivo de la iglesia</text:span></text:p>
            </text:list-item>
            <text:list-item>
              <text:p text:style-name="P7"><text:span text:style-name="T3"/><text:span text:style-name="T1">b) Como símbolo de hedonismo, libertad y ocio</text:span></text:p>
            </text:list-item>
            <text:list-item>
              <text:p text:style-name="P7"><text:span text:style-name="T2">c) Solo como un producto químico</text:span></text:p>
            </text:list-item>
            <text:list-item>
              <text:p text:style-name="P7"><text:span text:style-name="T2">d) No se representa nunca</text:span></text:p>
            </text:list-item>
            <text:list-item>
              <text:p text:style-name="P7"><text:span text:style-name="T3"/><text:span text:style-name="T1">Respuesta:</text:span><text:span text:style-name="T2"><text:s/>b) En la actualidad, el vino en el arte refleja el estilo de vida, el placer sensorial y la cultura social.</text:span></text:p>
            </text:list-item>
          </text:list>
        </text:list-item>
        <text:list-item>
          <text:p text:style-name="P4"><text:span text:style-name="T3"/><text:span text:style-name="T1">¿Qué sentido artístico se explora más en la cultura del vino?</text:span></text:p>
          <text:list>
            <text:list-item>
              <text:p text:style-name="P7"><text:span text:style-name="T3"/><text:span text:style-name="T1">a) La sinestesia entre vista, olfato y gusto</text:span></text:p>
            </text:list-item>
            <text:list-item>
              <text:p text:style-name="P7"><text:span text:style-name="T2">b) Solo el oído (sonido del descorche)</text:span></text:p>
            </text:list-item>
            <text:list-item>
              <text:p text:style-name="P7"><text:span text:style-name="T2">c) El tacto de la botella fría</text:span></text:p>
            </text:list-item>
            <text:list-item>
              <text:p text:style-name="P7"><text:span text:style-name="T2">d) La lectura de libros de historia</text:span></text:p>
            </text:list-item>
            <text:list-item>
              <text:p text:style-name="P7"><text:span text:style-name="T3"/><text:span text:style-name="T1">Respuesta:</text:span><text:span text:style-name="T2"><text:s/>a) El vino es una obra de arte líquida que requiere la integración de múltiples sentidos para ser apreciada.</text:span></text:p>
            </text:list-item>
          </text:list>
        </text:list-item>
      </text:list>
      <text:p text:style-name="P8"/>
      <text:p text:style-name="P8"/>
      <text:p text:style-name="P8"/>
      <text:p text:style-name="P2"><text:span text:style-name="T1">13. Quiz: Maridaje</text:span></text:p>
      <text:list text:style-name="L2">
        <text:list-item>
          <text:p text:style-name="P4"><text:span text:style-name="T3"/><text:span text:style-name="T1">¿Qué es el maridaje?</text:span></text:p>
          <text:list>
            <text:list-item>
              <text:p text:style-name="P7"><text:span text:style-name="T2">a) El proceso de hacer vino</text:span></text:p>
            </text:list-item>
            <text:list-item>
              <text:p text:style-name="P7"><text:span text:style-name="T3"/><text:span text:style-name="T1">b) La unión armónica entre un vino y una comida</text:span></text:p>
            </text:list-item>
            <text:list-item>
              <text:p text:style-name="P7"><text:span text:style-name="T2">c) La etiqueta de una botella</text:span></text:p>
            </text:list-item>
            <text:list-item>
              <text:p text:style-name="P7"><text:span text:style-name="T2">d) El tiempo de guarda en barrica</text:span></text:p>
            </text:list-item>
            <text:list-item>
              <text:p text:style-name="P7"><text:span text:style-name="T3"/><text:span text:style-name="T1">Respuesta:</text:span><text:span text:style-name="T2"><text:s/>b) El objetivo es que ambos elementos se potencien mutuamente creando una experiencia gastronómica superior al conjunto.</text:span></text:p>
            </text:list-item>
          </text:list>
        </text:list-item>
        <text:list-item>
          <text:p text:style-name="P4"><text:span text:style-name="T3"/><text:span text:style-name="T1">¿Cuál es el maridaje clásico para un pescado blanco al horno?</text:span></text:p>
          <text:list>
            <text:list-item>
              <text:p text:style-name="P7"><text:span text:style-name="T2">a) Tinto con mucha madera</text:span></text:p>
            </text:list-item>
            <text:list-item>
              <text:p text:style-name="P7"><text:span text:style-name="T3"/><text:span text:style-name="T1">b) Blanco joven y fresco</text:span></text:p>
            </text:list-item>
            <text:list-item>
              <text:p text:style-name="P7"><text:span text:style-name="T2">c) Vino dulce muy denso</text:span></text:p>
            </text:list-item>
            <text:list-item>
              <text:p text:style-name="P7"><text:span text:style-name="T2">d) Cerveza negra intensa</text:span></text:p>
            </text:list-item>
            <text:list-item>
              <text:p text:style-name="P7"><text:span text:style-name="T3"/><text:span text:style-name="T1">Respuesta:</text:span><text:span text:style-name="T2"><text:s/>b) La acidez y ligereza del blanco realzan el sabor suave del pescado sin anular sus matices marinos.</text:span></text:p>
            </text:list-item>
          </text:list>
        </text:list-item>
        <text:list-item>
          <text:p text:style-name="P4"><text:span text:style-name="T3"/><text:span text:style-name="T1">¿Qué maridaje se recomienda para una carne de buey a la brasa?</text:span></text:p>
          <text:list>
            <text:list-item>
              <text:p text:style-name="P7"><text:span text:style-name="T2">a) Blanco dulce</text:span></text:p>
            </text:list-item>
            <text:list-item>
              <text:p text:style-name="P7"><text:span text:style-name="T3"/><text:span text:style-name="T1">b) Tinto con cuerpo y crianza</text:span></text:p>
            </text:list-item>
            <text:list-item>
              <text:p text:style-name="P7"><text:span text:style-name="T2">c) Rosado muy pálido</text:span></text:p>
            </text:list-item>
            <text:list-item>
              <text:p text:style-name="P7"><text:span text:style-name="T2">d) Agua con gas</text:span></text:p>
            </text:list-item>
            <text:list-item>
              <text:p text:style-name="P7"><text:span text:style-name="T3"/><text:span text:style-name="T1">Respuesta:</text:span><text:span text:style-name="T2"><text:s/>b) Los taninos del vino tinto ayudan a limpiar la grasa de la carne mientras su estructura aguanta la intensidad.</text:span></text:p>
            </text:list-item>
          </text:list>
        </text:list-item>
        <text:list-item>
          <text:p text:style-name="P4"><text:span text:style-name="T3"/><text:span text:style-name="T1">¿Por qué el vino dulce marida bien con el queso azul?</text:span></text:p>
          <text:list>
            <text:list-item>
              <text:p text:style-name="P7"><text:span text:style-name="T2">a) Porque son del mismo color</text:span></text:p>
            </text:list-item>
            <text:list-item>
              <text:p text:style-name="P7"><text:span text:style-name="T3"/><text:span text:style-name="T1">b) Por contraste entre el dulzor y la salinidad fuerte</text:span></text:p>
            </text:list-item>
            <text:list-item>
              <text:p text:style-name="P7"><text:span text:style-name="T2">c) Porque el queso azul no tiene sabor</text:span></text:p>
            </text:list-item>
            <text:list-item>
              <text:p text:style-name="P7"><text:span text:style-name="T2">d) Es una moda sin fundamento técnico</text:span></text:p>
            </text:list-item>
            <text:list-item>
              <text:p text:style-name="P7"><text:span text:style-name="T3"/><text:span text:style-name="T1">Respuesta:</text:span><text:span text:style-name="T2"><text:s/>b) El azúcar del vino suaviza la potencia picante y salada del queso, creando un equilibrio delicioso en boca.</text:span></text:p>
            </text:list-item>
          </text:list>
        </text:list-item>
        <text:list-item>
          <text:p text:style-name="P4"><text:span text:style-name="T3"/><text:span text:style-name="T1">¿Qué debemos evitar en un maridaje?</text:span></text:p>
          <text:list>
            <text:list-item>
              <text:p text:style-name="P7"><text:span text:style-name="T2">a) Beber vino y comer a la vez</text:span></text:p>
            </text:list-item>
            <text:list-item>
              <text:p text:style-name="P7"><text:span text:style-name="T3"/><text:span text:style-name="T1">b) Que uno de los dos domine y anule al otro</text:span></text:p>
            </text:list-item>
            <text:list-item>
              <text:p text:style-name="P7"><text:span text:style-name="T2">c) Usar copas de cristal</text:span></text:p>
            </text:list-item>
            <text:list-item>
              <text:p text:style-name="P7"><text:span text:style-name="T2">d) Hablar durante la comida</text:span></text:p>
            </text:list-item>
            <text:list-item>
              <text:p text:style-name="P7"><text:span text:style-name="T3"/><text:span text:style-name="T1">Respuesta:</text:span><text:span text:style-name="T2"><text:s/>b) El maridaje ideal busca el equilibrio; ningún elemento debe sobresalir tanto que impida disfrutar del otro.</text:span></text:p>
            </text:list-item>
          </text:list>
        </text:list-item>
      </text:list>
      <text:p text:style-name="P8"/>
      <text:p text:style-name="P8"/>
      <text:p text:style-name="P8"/>
      <text:p text:style-name="P2"><text:span text:style-name="T1">14. Quiz: Música y Vino</text:span></text:p>
      <text:list text:style-name="L2">
        <text:list-item>
          <text:p text:style-name="P4"><text:span text:style-name="T3"/><text:span text:style-name="T1">¿Puede la música influir en cómo nos sabe el vino?</text:span></text:p>
          <text:list>
            <text:list-item>
              <text:p text:style-name="P7"><text:span text:style-name="T2">a) No, es imposible</text:span></text:p>
            </text:list-item>
            <text:list-item>
              <text:p text:style-name="P7"><text:span text:style-name="T3"/><text:span text:style-name="T1">b) Sí, los estudios demuestran que afecta la percepción</text:span></text:p>
            </text:list-item>
            <text:list-item>
              <text:p text:style-name="P7"><text:span text:style-name="T2">c) Solo si la música está muy alta</text:span></text:p>
            </text:list-item>
            <text:list-item>
              <text:p text:style-name="P7"><text:span text:style-name="T2">d) Solo en vinos muy caros</text:span></text:p>
            </text:list-item>
            <text:list-item>
              <text:p text:style-name="P7"><text:span text:style-name="T3"/><text:span text:style-name="T1">Respuesta:</text:span><text:span text:style-name="T2"><text:s/>b) El cerebro integra estímulos auditivos y gustativos, pudiendo resaltar notas ácidas, dulces o complejas según el ritmo.</text:span></text:p>
            </text:list-item>
          </text:list>
        </text:list-item>
        <text:list-item>
          <text:p text:style-name="P4"><text:span text:style-name="T3"/><text:span text:style-name="T1">¿Qué estilo musical se asocia a menudo con un vino Chardonnay elegante?</text:span></text:p>
          <text:list>
            <text:list-item>
              <text:p text:style-name="P7"><text:span text:style-name="T2">a) Rock metálico pesado</text:span></text:p>
            </text:list-item>
            <text:list-item>
              <text:p text:style-name="P7"><text:span text:style-name="T3"/><text:span text:style-name="T1">b) Jazz suave o música de cámara</text:span></text:p>
            </text:list-item>
            <text:list-item>
              <text:p text:style-name="P7"><text:span text:style-name="T2">c) Reggaetón comercial</text:span></text:p>
            </text:list-item>
            <text:list-item>
              <text:p text:style-name="P7"><text:span text:style-name="T2">d) Techno industrial</text:span></text:p>
            </text:list-item>
            <text:list-item>
              <text:p text:style-name="P7"><text:span text:style-name="T3"/><text:span text:style-name="T1">Respuesta:</text:span><text:span text:style-name="T2"><text:s/>b) La sofisticación y fluidez de estos géneros acompañan la textura cremosa y equilibrada del vino Chardonnay.</text:span></text:p>
            </text:list-item>
          </text:list>
        </text:list-item>
        <text:list-item>
          <text:p text:style-name="P4"><text:span text:style-name="T3"/><text:span text:style-name="T1">¿Qué tipo de música armoniza con la vivacidad de un espumoso?</text:span></text:p>
          <text:list>
            <text:list-item>
              <text:p text:style-name="P7"><text:span text:style-name="T2">a) Blues melancólico</text:span></text:p>
            </text:list-item>
            <text:list-item>
              <text:p text:style-name="P7"><text:span text:style-name="T3"/><text:span text:style-name="T1">b) Pop alegre o electrónica rítmica</text:span></text:p>
            </text:list-item>
            <text:list-item>
              <text:p text:style-name="P7"><text:span text:style-name="T2">c) Marchas militares</text:span></text:p>
            </text:list-item>
            <text:list-item>
              <text:p text:style-name="P7"><text:span text:style-name="T2">d) Música para dormir</text:span></text:p>
            </text:list-item>
            <text:list-item>
              <text:p text:style-name="P7"><text:span text:style-name="T3"/><text:span text:style-name="T1">Respuesta:</text:span><text:span text:style-name="T2"><text:s/>b) El ritmo constante y alegre de estas músicas refleja la energía y el dinamismo de las burbujas.</text:span></text:p>
            </text:list-item>
          </text:list>
        </text:list-item>
        <text:list-item>
          <text:p text:style-name="P4"><text:span text:style-name="T3"/><text:span text:style-name="T1">¿Cómo influye el tempo (velocidad) de la música en la cata?</text:span></text:p>
          <text:list>
            <text:list-item>
              <text:p text:style-name="P7"><text:span text:style-name="T3"/><text:span text:style-name="T1">a) La música rápida invita a beber más rápido</text:span></text:p>
            </text:list-item>
            <text:list-item>
              <text:p text:style-name="P7"><text:span text:style-name="T2">b) No influye en absoluto</text:span></text:p>
            </text:list-item>
            <text:list-item>
              <text:p text:style-name="P7"><text:span text:style-name="T2">c) La música lenta quita el sabor</text:span></text:p>
            </text:list-item>
            <text:list-item>
              <text:p text:style-name="P7"><text:span text:style-name="T2">d) Solo influye en el color visual</text:span></text:p>
            </text:list-item>
            <text:list-item>
              <text:p text:style-name="P7"><text:span text:style-name="T3"/><text:span text:style-name="T1">Respuesta:</text:span><text:span text:style-name="T2"><text:s/>a) Existe una correlación psicológica entre el ritmo ambiental y la cadencia con la que degustamos el vino.</text:span></text:p>
            </text:list-item>
          </text:list>
        </text:list-item>
        <text:list-item>
          <text:p text:style-name="P4"><text:span text:style-name="T3"/><text:span text:style-name="T1">¿Qué es el "maridaje sonoro"?</text:span></text:p>
          <text:list>
            <text:list-item>
              <text:p text:style-name="P7"><text:span text:style-name="T2">a) Cantar mientras se pisa la uva</text:span></text:p>
            </text:list-item>
            <text:list-item>
              <text:p text:style-name="P7"><text:span text:style-name="T3"/><text:span text:style-name="T1">b) Elegir música que potencie las sensaciones del vino</text:span></text:p>
            </text:list-item>
            <text:list-item>
              <text:p text:style-name="P7"><text:span text:style-name="T2">c) El ruido que hace el corcho al salir</text:span></text:p>
            </text:list-item>
            <text:list-item>
              <text:p text:style-name="P7"><text:span text:style-name="T2">d) Escuchar el sonido de las burbujas</text:span></text:p>
            </text:list-item>
            <text:list-item>
              <text:p text:style-name="P7"><text:span text:style-name="T3"/><text:span text:style-name="T1">Respuesta:</text:span><text:span text:style-name="T2"><text:s/>b) Es la búsqueda de una atmósfera auditiva que resuene con el carácter y la estructura del vino catado.</text:span></text:p>
            </text:list-item>
          </text:list>
        </text:list-item>
      </text:list>
      <text:p text:style-name="P8"/>
      <text:p text:style-name="P8"/>
      <text:p text:style-name="P8"/>
      <text:p text:style-name="P2"><text:span text:style-name="T1">15. Quiz: Enoturismo</text:span></text:p>
      <text:list text:style-name="L2">
        <text:list-item>
          <text:p text:style-name="P4"><text:span text:style-name="T3"/><text:span text:style-name="T1">¿Qué es el enoturismo?</text:span></text:p>
          <text:list>
            <text:list-item>
              <text:p text:style-name="P7"><text:span text:style-name="T2">a) Vender vino por internet</text:span></text:p>
            </text:list-item>
            <text:list-item>
              <text:p text:style-name="P7"><text:span text:style-name="T3"/><text:span text:style-name="T1">b) Viajar para conocer bodegas, viñedos y cultura vinícola</text:span></text:p>
            </text:list-item>
            <text:list-item>
              <text:p text:style-name="P7"><text:span text:style-name="T2">c) Estudiar para ser sumiller</text:span></text:p>
            </text:list-item>
            <text:list-item>
              <text:p text:style-name="P7"><text:span text:style-name="T2">d) Beber vino en un hotel de lujo</text:span></text:p>
            </text:list-item>
            <text:list-item>
              <text:p text:style-name="P7"><text:span text:style-name="T3"/><text:span text:style-name="T1">Respuesta:</text:span><text:span text:style-name="T2"><text:s/>b) Es una forma de turismo experiencial que conecta al visitante con el origen y la elaboración del producto.</text:span></text:p>
            </text:list-item>
          </text:list>
        </text:list-item>
        <text:list-item>
          <text:p text:style-name="P4"><text:span text:style-name="T3"/><text:span text:style-name="T1">¿Qué país es famoso mundialmente por sus "Châteaux" en Burdeos?</text:span></text:p>
          <text:list>
            <text:list-item>
              <text:p text:style-name="P7"><text:span text:style-name="T2">a) España</text:span></text:p>
            </text:list-item>
            <text:list-item>
              <text:p text:style-name="P7"><text:span text:style-name="T3"/><text:span text:style-name="T1">b) Francia</text:span></text:p>
            </text:list-item>
            <text:list-item>
              <text:p text:style-name="P7"><text:span text:style-name="T2">c) Italia</text:span></text:p>
            </text:list-item>
            <text:list-item>
              <text:p text:style-name="P7"><text:span text:style-name="T2">d) Argentina</text:span></text:p>
            </text:list-item>
            <text:list-item>
              <text:p text:style-name="P7"><text:span text:style-name="T3"/><text:span text:style-name="T1">Respuesta:</text:span><text:span text:style-name="T2"><text:s/>b) Francia es un referente histórico en arquitectura vinícola y clasificación de grandes viñedos de prestigio global.</text:span></text:p>
            </text:list-item>
          </text:list>
        </text:list-item>
        <text:list-item>
          <text:p text:style-name="P4"><text:span text:style-name="T3"/><text:span text:style-name="T1">¿Qué región argentina es el destino líder para el Malbec?</text:span></text:p>
          <text:list>
            <text:list-item>
              <text:p text:style-name="P7"><text:span text:style-name="T2">a) Salta</text:span></text:p>
            </text:list-item>
            <text:list-item>
              <text:p text:style-name="P7"><text:span text:style-name="T3"/><text:span text:style-name="T1">b) Mendoza</text:span></text:p>
            </text:list-item>
            <text:list-item>
              <text:p text:style-name="P7"><text:span text:style-name="T2">c) Patagonia</text:span></text:p>
            </text:list-item>
            <text:list-item>
              <text:p text:style-name="P7"><text:span text:style-name="T2">d) Buenos Aires</text:span></text:p>
            </text:list-item>
            <text:list-item>
              <text:p text:style-name="P7"><text:span text:style-name="T3"/><text:span text:style-name="T1">Respuesta:</text:span><text:span text:style-name="T2"><text:s/>b) Mendoza concentra la mayor producción de Malbec de alta calidad y una oferta enoturística de primer nivel.</text:span></text:p>
            </text:list-item>
          </text:list>
        </text:list-item>
        <text:list-item>
          <text:p text:style-name="P4"><text:span text:style-name="T3"/><text:span text:style-name="T1">¿Qué actividad es típica en una visita enoturística?</text:span></text:p>
          <text:list>
            <text:list-item>
              <text:p text:style-name="P7"><text:span text:style-name="T2">a) Comprar ropa de marca</text:span></text:p>
            </text:list-item>
            <text:list-item>
              <text:p text:style-name="P7"><text:span text:style-name="T3"/><text:span text:style-name="T1">b) Paseo por el viñedo, visita a la bodega y cata</text:span></text:p>
            </text:list-item>
            <text:list-item>
              <text:p text:style-name="P7"><text:span text:style-name="T2">c) Ver una película de cine</text:span></text:p>
            </text:list-item>
            <text:list-item>
              <text:p text:style-name="P7"><text:span text:style-name="T2">d) Aprender a conducir tractores</text:span></text:p>
            </text:list-item>
            <text:list-item>
              <text:p text:style-name="P7"><text:span text:style-name="T3"/><text:span text:style-name="T1">Respuesta:</text:span><text:span text:style-name="T2"><text:s/>b) El objetivo es comprender todo el proceso desde la tierra hasta la copa a través de la experiencia directa.</text:span></text:p>
            </text:list-item>
          </text:list>
        </text:list-item>
        <text:list-item>
          <text:p text:style-name="P4"><text:span text:style-name="T3"/><text:span text:style-name="T1">¿Por qué es importante el enoturismo para las regiones rurales?</text:span></text:p>
          <text:list>
            <text:list-item>
              <text:p text:style-name="P7"><text:span text:style-name="T2">a) Para que la gente no viva allí</text:span></text:p>
            </text:list-item>
            <text:list-item>
              <text:p text:style-name="P7"><text:span text:style-name="T3"/><text:span text:style-name="T1">b) Para dinamizar la economía y preservar la cultura local</text:span></text:p>
            </text:list-item>
            <text:list-item>
              <text:p text:style-name="P7"><text:span text:style-name="T2">c) Para construir edificios altos</text:span></text:p>
            </text:list-item>
            <text:list-item>
              <text:p text:style-name="P7"><text:span text:style-name="T2">d) Solo para vender botellas baratas</text:span></text:p>
            </text:list-item>
            <text:list-item>
              <text:p text:style-name="P7"><text:span text:style-name="T3"/><text:span text:style-name="T1">Respuesta:</text:span><text:span text:style-name="T2"><text:s/>b) Atrae inversión, genera empleo y protege el patrimonio vitivinícola y paisajístico de las zonas productoras.</text:span></text:p>
            </text:list-item>
          </text:list>
        </text:list-item>
      </text:list>
      <text:p text:style-name="P8"/>
      <text:p text:style-name="P8"/>
      <text:p text:style-name="P8"/>
      <text:p text:style-name="P2"><text:span text:style-name="T1">16. Quiz: Protocolo y Servicio</text:span></text:p>
      <text:list text:style-name="L2">
        <text:list-item>
          <text:p text:style-name="P4"><text:span text:style-name="T3"/><text:span text:style-name="T1">¿A quién se le suele servir una pequeña cantidad primero para probar?</text:span></text:p>
          <text:list>
            <text:list-item>
              <text:p text:style-name="P7"><text:span text:style-name="T2">a) A la persona de mayor edad</text:span></text:p>
            </text:list-item>
            <text:list-item>
              <text:p text:style-name="P7"><text:span text:style-name="T3"/><text:span text:style-name="T1">b) A quien ha pedido el vino para que dé el visto bueno</text:span></text:p>
            </text:list-item>
            <text:list-item>
              <text:p text:style-name="P7"><text:span text:style-name="T2">c) Al camarero para su control</text:span></text:p>
            </text:list-item>
            <text:list-item>
              <text:p text:style-name="P7"><text:span text:style-name="T2">d) Al invitado más importante</text:span></text:p>
            </text:list-item>
            <text:list-item>
              <text:p text:style-name="P7"><text:span text:style-name="T3"/><text:span text:style-name="T1">Respuesta:</text:span><text:span text:style-name="T2"><text:s/>b) El objetivo es que el cliente verifique que el vino no tiene defectos antes de servir a los demás.</text:span></text:p>
            </text:list-item>
          </text:list>
        </text:list-item>
        <text:list-item>
          <text:p text:style-name="P4"><text:span text:style-name="T3"/><text:span text:style-name="T1">¿Cuál es el orden correcto de servicio en una mesa?</text:span></text:p>
          <text:list>
            <text:list-item>
              <text:p text:style-name="P7"><text:span text:style-name="T2">a) Niños, mujeres y hombres</text:span></text:p>
            </text:list-item>
            <text:list-item>
              <text:p text:style-name="P7"><text:span text:style-name="T3"/><text:span text:style-name="T1">b) Invitados (mujeres primero), luego anfitrión</text:span></text:p>
            </text:list-item>
            <text:list-item>
              <text:p text:style-name="P7"><text:span text:style-name="T2">c) Por orden de estatura</text:span></text:p>
            </text:list-item>
            <text:list-item>
              <text:p text:style-name="P7"><text:span text:style-name="T2">d) A todos a la vez con una máquina</text:span></text:p>
            </text:list-item>
            <text:list-item>
              <text:p text:style-name="P7"><text:span text:style-name="T3"/><text:span text:style-name="T1">Respuesta:</text:span><text:span text:style-name="T2"><text:s/>b) Siguiendo el protocolo, se sirve primero a los invitados como cortesía y finalmente a quien invitó.</text:span></text:p>
            </text:list-item>
          </text:list>
        </text:list-item>
        <text:list-item>
          <text:p text:style-name="P4"><text:span text:style-name="T3"/><text:span text:style-name="T1">¿Cuánto se debe llenar una copa de vino tinto?</text:span></text:p>
          <text:list>
            <text:list-item>
              <text:p text:style-name="P7"><text:span text:style-name="T2">a) Hasta el borde superior</text:span></text:p>
            </text:list-item>
            <text:list-item>
              <text:p text:style-name="P7"><text:span text:style-name="T3"/><text:span text:style-name="T1">b) Aproximadamente un tercio de su capacidad</text:span></text:p>
            </text:list-item>
            <text:list-item>
              <text:p text:style-name="P7"><text:span text:style-name="T2">c) Solo unas gotas de muestra</text:span></text:p>
            </text:list-item>
            <text:list-item>
              <text:p text:style-name="P7"><text:span text:style-name="T2">d) Hasta la mitad exacta</text:span></text:p>
            </text:list-item>
            <text:list-item>
              <text:p text:style-name="P7"><text:span text:style-name="T3"/><text:span text:style-name="T1">Respuesta:</text:span><text:span text:style-name="T2"><text:s/>b) Dejar espacio vacío es vital para que los aromas se concentren en la copa y el vino respire.</text:span></text:p>
            </text:list-item>
          </text:list>
        </text:list-item>
        <text:list-item>
          <text:p text:style-name="P4"><text:span text:style-name="T3"/><text:span text:style-name="T1">¿Cómo se debe sujetar una copa de vino?</text:span></text:p>
          <text:list>
            <text:list-item>
              <text:p text:style-name="P7"><text:span text:style-name="T2">a) Por el cáliz con toda la mano</text:span></text:p>
            </text:list-item>
            <text:list-item>
              <text:p text:style-name="P7"><text:span text:style-name="T3"/><text:span text:style-name="T1">b) Por el tallo o la base</text:span></text:p>
            </text:list-item>
            <text:list-item>
              <text:p text:style-name="P7"><text:span text:style-name="T2">c) Metiendo el dedo dentro del vino</text:span></text:p>
            </text:list-item>
            <text:list-item>
              <text:p text:style-name="P7"><text:span text:style-name="T2">d) Con las dos manos a la vez</text:span></text:p>
            </text:list-item>
            <text:list-item>
              <text:p text:style-name="P7"><text:span text:style-name="T3"/><text:span text:style-name="T1">Respuesta:</text:span><text:span text:style-name="T2"><text:s/>b) Sujetarla por el tallo evita calentar el líquido con la temperatura corporal de nuestra mano.</text:span></text:p>
            </text:list-item>
          </text:list>
        </text:list-item>
        <text:list-item>
          <text:p text:style-name="P4"><text:span text:style-name="T3"/><text:span text:style-name="T1">¿Qué debemos hacer si un vino tiene olor a corcho (moho)?</text:span></text:p>
          <text:list>
            <text:list-item>
              <text:p text:style-name="P7"><text:span text:style-name="T2">a) Beberlo rápido para que se pase</text:span></text:p>
            </text:list-item>
            <text:list-item>
              <text:p text:style-name="P7"><text:span text:style-name="T3"/><text:span text:style-name="T1">b) Pedir educadamente que cambien la botella</text:span></text:p>
            </text:list-item>
            <text:list-item>
              <text:p text:style-name="P7"><text:span text:style-name="T2">c) Añadirle azúcar para ocultar el olor</text:span></text:p>
            </text:list-item>
            <text:list-item>
              <text:p text:style-name="P7"><text:span text:style-name="T2">d) Echarle la culpa a la copa</text:span></text:p>
            </text:list-item>
            <text:list-item>
              <text:p text:style-name="P7"><text:span text:style-name="T3"/><text:span text:style-name="T1">Respuesta:</text:span><text:span text:style-name="T2"><text:s/>b) Es un defecto físico real que invalida la cata; cualquier establecimiento profesional cambiará la botella sin problema.</text:span></text:p>
            </text:list-item>
          </text:list>
        </text:list-item>
      </text:list>
      <text:p text:style-name="P8"/>
      <text:p text:style-name="P8"/>
      <text:p text:style-name="P8"/>
      <text:p text:style-name="P2"><text:span text:style-name="T1">17. Quiz: Lectura de Etiqueta</text:span></text:p>
      <text:list text:style-name="L2">
        <text:list-item>
          <text:p text:style-name="P4"><text:span text:style-name="T3"/><text:span text:style-name="T1">¿Qué nos indica la "Añada" en la etiqueta?</text:span></text:p>
          <text:list>
            <text:list-item>
              <text:p text:style-name="P7"><text:span text:style-name="T3"/><text:span text:style-name="T1">a) El año en que se cosechó la uva</text:span></text:p>
            </text:list-item>
            <text:list-item>
              <text:p text:style-name="P7"><text:span text:style-name="T2">b) El año en que se vendió la botella</text:span></text:p>
            </text:list-item>
            <text:list-item>
              <text:p text:style-name="P7"><text:span text:style-name="T2">c) Cuántos años puede durar el vino</text:span></text:p>
            </text:list-item>
            <text:list-item>
              <text:p text:style-name="P7"><text:span text:style-name="T2">d) La fecha de fundación de la bodega</text:span></text:p>
            </text:list-item>
            <text:list-item>
              <text:p text:style-name="P7"><text:span text:style-name="T3"/><text:span text:style-name="T1">Respuesta:</text:span><text:span text:style-name="T2"><text:s/>a) Es un dato crucial para conocer la calidad de la cosecha según las condiciones climáticas de ese año.</text:span></text:p>
            </text:list-item>
          </text:list>
        </text:list-item>
        <text:list-item>
          <text:p text:style-name="P4"><text:span text:style-name="T3"/><text:span text:style-name="T1">¿Qué significa que un vino tenga Denominación de Origen (D.O.)?</text:span></text:p>
          <text:list>
            <text:list-item>
              <text:p text:style-name="P7"><text:span text:style-name="T2">a) Que es el vino más barato</text:span></text:p>
            </text:list-item>
            <text:list-item>
              <text:p text:style-name="P7"><text:span text:style-name="T3"/><text:span text:style-name="T1">b) Que cumple normas de calidad y procedencia específicas</text:span></text:p>
            </text:list-item>
            <text:list-item>
              <text:p text:style-name="P7"><text:span text:style-name="T2">c) Que solo se puede beber en esa ciudad</text:span></text:p>
            </text:list-item>
            <text:list-item>
              <text:p text:style-name="P7"><text:span text:style-name="T2">d) Que la botella es de diseño especial</text:span></text:p>
            </text:list-item>
            <text:list-item>
              <text:p text:style-name="P7"><text:span text:style-name="T3"/><text:span text:style-name="T1">Respuesta:</text:span><text:span text:style-name="T2"><text:s/>b) Certifica que el vino ha sido elaborado siguiendo controles estrictos y con uvas de una región protegida.</text:span></text:p>
            </text:list-item>
          </text:list>
        </text:list-item>
        <text:list-item>
          <text:p text:style-name="P4"><text:span text:style-name="T3"/><text:span text:style-name="T1">¿Dónde suele aparecer el grado alcohólico?</text:span></text:p>
          <text:list>
            <text:list-item>
              <text:p text:style-name="P7"><text:span text:style-name="T2">a) Es un secreto del fabricante</text:span></text:p>
            </text:list-item>
            <text:list-item>
              <text:p text:style-name="P7"><text:span text:style-name="T3"/><text:span text:style-name="T1">b) Obligatoriamente en la etiqueta o contraetiqueta</text:span></text:p>
            </text:list-item>
            <text:list-item>
              <text:p text:style-name="P7"><text:span text:style-name="T2">c) En el fondo de la botella</text:span></text:p>
            </text:list-item>
            <text:list-item>
              <text:p text:style-name="P7"><text:span text:style-name="T2">d) Solo se sabe probando el vino</text:span></text:p>
            </text:list-item>
            <text:list-item>
              <text:p text:style-name="P7"><text:span text:style-name="T3"/><text:span text:style-name="T1">Respuesta:</text:span><text:span text:style-name="T2"><text:s/>b) Es una información legal requerida que indica el porcentaje de alcohol etílico por volumen de líquido.</text:span></text:p>
            </text:list-item>
          </text:list>
        </text:list-item>
        <text:list-item>
          <text:p text:style-name="P4"><text:span text:style-name="T3"/><text:span text:style-name="T1">¿Qué información nos da la contraetiqueta normalmente?</text:span></text:p>
          <text:list>
            <text:list-item>
              <text:p text:style-name="P7"><text:span text:style-name="T2">a) No sirve para nada</text:span></text:p>
            </text:list-item>
            <text:list-item>
              <text:p text:style-name="P7"><text:span text:style-name="T3"/><text:span text:style-name="T1">b) Notas de cata, historia de la bodega o maridajes sugeridos</text:span></text:p>
            </text:list-item>
            <text:list-item>
              <text:p text:style-name="P7"><text:span text:style-name="T2">c) El precio exacto en supermercados</text:span></text:p>
            </text:list-item>
            <text:list-item>
              <text:p text:style-name="P7"><text:span text:style-name="T2">d) Un mapa de todas las bodegas del país</text:span></text:p>
            </text:list-item>
            <text:list-item>
              <text:p text:style-name="P7"><text:span text:style-name="T3"/><text:span text:style-name="T1">Respuesta:</text:span><text:span text:style-name="T2"><text:s/>b) Ayuda al consumidor a entender mejor el estilo del vino y cómo disfrutarlo de la mejor manera.</text:span></text:p>
            </text:list-item>
          </text:list>
        </text:list-item>
        <text:list-item>
          <text:p text:style-name="P4"><text:span text:style-name="T3"/><text:span text:style-name="T1">¿Por qué es importante fijarse en la variedad de uva?</text:span></text:p>
          <text:list>
            <text:list-item>
              <text:p text:style-name="P7"><text:span text:style-name="T2">a) Por curiosidad botánica</text:span></text:p>
            </text:list-item>
            <text:list-item>
              <text:p text:style-name="P7"><text:span text:style-name="T3"/><text:span text:style-name="T1">b) Define el perfil aromático y de sabor que vamos a encontrar</text:span></text:p>
            </text:list-item>
            <text:list-item>
              <text:p text:style-name="P7"><text:span text:style-name="T2">c) Para saber el color de la hoja</text:span></text:p>
            </text:list-item>
            <text:list-item>
              <text:p text:style-name="P7"><text:span text:style-name="T2">d) Para adivinar el precio</text:span></text:p>
            </text:list-item>
            <text:list-item>
              <text:p text:style-name="P7"><text:span text:style-name="T3"/><text:span text:style-name="T1">Respuesta:</text:span><text:span text:style-name="T2"><text:s/>b) Cada uva tiene características únicas; conocerlas nos permite elegir el estilo de vino que más nos gusta.</text:span></text:p>
            </text:list-item>
          </text:list>
        </text:list-item>
      </text:list>
      <text:p text:style-name="P8"/>
      <text:p text:style-name="P8"/>
      <text:p text:style-name="P8"/>
      <text:p text:style-name="P2"><text:span text:style-name="T1">18. Quiz: Conservación y Almacenamiento</text:span></text:p>
      <text:list text:style-name="L2">
        <text:list-item>
          <text:p text:style-name="P4"><text:span text:style-name="T3"/><text:span text:style-name="T1">¿Cuál es el peor enemigo del vino en su conservación?</text:span></text:p>
          <text:list>
            <text:list-item>
              <text:p text:style-name="P7"><text:span text:style-name="T2">a) El sonido de la música</text:span></text:p>
            </text:list-item>
            <text:list-item>
              <text:p text:style-name="P7"><text:span text:style-name="T3"/><text:span text:style-name="T1">b) Las oscilaciones bruscas de temperatura y la luz directa</text:span></text:p>
            </text:list-item>
            <text:list-item>
              <text:p text:style-name="P7"><text:span text:style-name="T2">c) El polvo en la botella</text:span></text:p>
            </text:list-item>
            <text:list-item>
              <text:p text:style-name="P7"><text:span text:style-name="T2">d) Guardarlo en un mueble de madera</text:span></text:p>
            </text:list-item>
            <text:list-item>
              <text:p text:style-name="P7"><text:span text:style-name="T3"/><text:span text:style-name="T1">Respuesta:</text:span><text:span text:style-name="T2"><text:s/>b) El calor extremo acelera el envejecimiento y la luz degrada los compuestos sensibles, arruinando el vino rápidamente.</text:span></text:p>
            </text:list-item>
          </text:list>
        </text:list-item>
        <text:list-item>
          <text:p text:style-name="P4"><text:span text:style-name="T3"/><text:span text:style-name="T1">¿Por qué las botellas con corcho natural se guardan tumbadas?</text:span></text:p>
          <text:list>
            <text:list-item>
              <text:p text:style-name="P7"><text:span text:style-name="T2">a) Para que no se caigan</text:span></text:p>
            </text:list-item>
            <text:list-item>
              <text:p text:style-name="P7"><text:span text:style-name="T3"/><text:span text:style-name="T1">b) Para que el vino humedezca el corcho y no entre aire</text:span></text:p>
            </text:list-item>
            <text:list-item>
              <text:p text:style-name="P7"><text:span text:style-name="T2">c) Por una cuestión de espacio en la estantería</text:span></text:p>
            </text:list-item>
            <text:list-item>
              <text:p text:style-name="P7"><text:span text:style-name="T2">d) Para que el sedimento suba al cuello</text:span></text:p>
            </text:list-item>
            <text:list-item>
              <text:p text:style-name="P7"><text:span text:style-name="T3"/><text:span text:style-name="T1">Respuesta:</text:span><text:span text:style-name="T2"><text:s/>b) Un corcho húmedo se mantiene expandido, garantizando un cierre hermético que protege al vino de la oxidación.</text:span></text:p>
            </text:list-item>
          </text:list>
        </text:list-item>
        <text:list-item>
          <text:p text:style-name="P4"><text:span text:style-name="T3"/><text:span text:style-name="T1">¿Qué es una cava climatizada?</text:span></text:p>
          <text:list>
            <text:list-item>
              <text:p text:style-name="P7"><text:span text:style-name="T2">a) Una nevera de comida normal</text:span></text:p>
            </text:list-item>
            <text:list-item>
              <text:p text:style-name="P7"><text:span text:style-name="T3"/><text:span text:style-name="T1">b) Un electrodoméstico que mantiene temperatura y humedad constantes</text:span></text:p>
            </text:list-item>
            <text:list-item>
              <text:p text:style-name="P7"><text:span text:style-name="T2">c) Un armario con luces de colores</text:span></text:p>
            </text:list-item>
            <text:list-item>
              <text:p text:style-name="P7"><text:span text:style-name="T2">d) Un tipo de vino espumoso</text:span></text:p>
            </text:list-item>
            <text:list-item>
              <text:p text:style-name="P7"><text:span text:style-name="T3"/><text:span text:style-name="T1">Respuesta:</text:span><text:span text:style-name="T2"><text:s/>b) Es el lugar ideal para el almacenamiento doméstico, ya que imita las condiciones de una bodega profesional.</text:span></text:p>
            </text:list-item>
          </text:list>
        </text:list-item>
        <text:list-item>
          <text:p text:style-name="P4"><text:span text:style-name="T3"/><text:span text:style-name="T1">¿Se puede guardar un vino abierto por mucho tiempo?</text:span></text:p>
          <text:list>
            <text:list-item>
              <text:p text:style-name="P7"><text:span text:style-name="T2">a) Sí, dura meses como el primer día</text:span></text:p>
            </text:list-item>
            <text:list-item>
              <text:p text:style-name="P7"><text:span text:style-name="T3"/><text:span text:style-name="T1">b) No, el oxígeno empieza a estropearlo en 2 o 3 días</text:span></text:p>
            </text:list-item>
            <text:list-item>
              <text:p text:style-name="P7"><text:span text:style-name="T2">c) Solo si es un vino muy barato</text:span></text:p>
            </text:list-item>
            <text:list-item>
              <text:p text:style-name="P7"><text:span text:style-name="T2">d) Sí, si le volvemos a poner el corcho al revés</text:span></text:p>
            </text:list-item>
            <text:list-item>
              <text:p text:style-name="P7"><text:span text:style-name="T3"/><text:span text:style-name="T1">Respuesta:</text:span><text:span text:style-name="T2"><text:s/>b) El contacto con el aire oxida el vino, haciendo que pierda frescura y termine convirtiéndose en vinagre.</text:span></text:p>
            </text:list-item>
          </text:list>
        </text:list-item>
        <text:list-item>
          <text:p text:style-name="P4"><text:span text:style-name="T3"/><text:span text:style-name="T1">¿Qué función tiene la humedad en una bodega?</text:span></text:p>
          <text:list>
            <text:list-item>
              <text:p text:style-name="P7"><text:span text:style-name="T3"/><text:span text:style-name="T1">a) Evitar que los corchos se sequen y se vuelvan quebradizos</text:span></text:p>
            </text:list-item>
            <text:list-item>
              <text:p text:style-name="P7"><text:span text:style-name="T2">b) Enfriar el vino más rápido</text:span></text:p>
            </text:list-item>
            <text:list-item>
              <text:p text:style-name="P7"><text:span text:style-name="T2">c) Mantener las etiquetas mojadas</text:span></text:p>
            </text:list-item>
            <text:list-item>
              <text:p text:style-name="P7"><text:span text:style-name="T2">d) No tiene ninguna importancia técnica</text:span></text:p>
            </text:list-item>
            <text:list-item>
              <text:p text:style-name="P7"><text:span text:style-name="T3"/><text:span text:style-name="T1">Respuesta:</text:span><text:span text:style-name="T2"><text:s/>a) Una humedad de entre el 60% y el 80% es vital para la salud a largo plazo de los tapones naturales.</text:span></text:p>
            </text:list-item>
          </text:list>
        </text:list-item>
      </text:list>
      <text:p text:style-name="P8"/>
      <text:p text:style-name="P8"/>
      <text:p text:style-name="P8"/>
      <text:p text:style-name="P2"><text:span text:style-name="T1">19. Quiz: Cómo Elegir un Vino</text:span></text:p>
      <text:list text:style-name="L2">
        <text:list-item>
          <text:p text:style-name="P4"><text:span text:style-name="T3"/><text:span text:style-name="T1">¿En qué debemos fijarnos primero al elegir un vino en un restaurante?</text:span></text:p>
          <text:list>
            <text:list-item>
              <text:p text:style-name="P7"><text:span text:style-name="T2">a) En el diseño de la letra de la carta</text:span></text:p>
            </text:list-item>
            <text:list-item>
              <text:p text:style-name="P7"><text:span text:style-name="T3"/><text:span text:style-name="T1">b) En el tipo de comida que vamos a degustar</text:span></text:p>
            </text:list-item>
            <text:list-item>
              <text:p text:style-name="P7"><text:span text:style-name="T2">c) En pedir siempre el vino más caro para impresionar</text:span></text:p>
            </text:list-item>
            <text:list-item>
              <text:p text:style-name="P7"><text:span text:style-name="T2">d) En el nombre más difícil de pronunciar</text:span></text:p>
            </text:list-item>
            <text:list-item>
              <text:p text:style-name="P7"><text:span text:style-name="T3"/><text:span text:style-name="T1">Respuesta:</text:span><text:span text:style-name="T2"><text:s/>b) La comida marca el camino; elegir un vino que armonice con el plato asegura el éxito de la cena.</text:span></text:p>
            </text:list-item>
          </text:list>
        </text:list-item>
        <text:list-item>
          <text:p text:style-name="P4"><text:span text:style-name="T3"/><text:span text:style-name="T1">¿Es siempre el vino más caro el mejor?</text:span></text:p>
          <text:list>
            <text:list-item>
              <text:p text:style-name="P7"><text:span text:style-name="T2">a) Sí, el precio garantiza la calidad absoluta</text:span></text:p>
            </text:list-item>
            <text:list-item>
              <text:p text:style-name="P7"><text:span text:style-name="T3"/><text:span text:style-name="T1">b) No necesariamente; hay excelentes vinos con gran relación calidad-precio</text:span></text:p>
            </text:list-item>
            <text:list-item>
              <text:p text:style-name="P7"><text:span text:style-name="T2">c) Solo si es un vino importado</text:span></text:p>
            </text:list-item>
            <text:list-item>
              <text:p text:style-name="P7"><text:span text:style-name="T2">d) El precio no tiene nada que ver con la calidad</text:span></text:p>
            </text:list-item>
            <text:list-item>
              <text:p text:style-name="P7"><text:span text:style-name="T3"/><text:span text:style-name="T1">Respuesta:</text:span><text:span text:style-name="T2"><text:s/>b) Muchas veces pagamos marca o escasez; el conocimiento permite encontrar "joyas" a precios muy razonables.</text:span></text:p>
            </text:list-item>
          </text:list>
        </text:list-item>
        <text:list-item>
          <text:p text:style-name="P4"><text:span text:style-name="T3"/><text:span text:style-name="T1">¿Para qué sirve preguntar al sumiller?</text:span></text:p>
          <text:list>
            <text:list-item>
              <text:p text:style-name="P7"><text:span text:style-name="T2">a) Para que nos venda lo que no quiere nadie</text:span></text:p>
            </text:list-item>
            <text:list-item>
              <text:p text:style-name="P7"><text:span text:style-name="T3"/><text:span text:style-name="T1">b) Para recibir asesoramiento experto basado en nuestros gustos y presupuesto</text:span></text:p>
            </text:list-item>
            <text:list-item>
              <text:p text:style-name="P7"><text:span text:style-name="T2">c) Para demostrar que no sabemos nada</text:span></text:p>
            </text:list-item>
            <text:list-item>
              <text:p text:style-name="P7"><text:span text:style-name="T2">d) Solo para que nos traiga la cuenta</text:span></text:p>
            </text:list-item>
            <text:list-item>
              <text:p text:style-name="P7"><text:span text:style-name="T3"/><text:span text:style-name="T1">Respuesta:</text:span><text:span text:style-name="T2"><text:s/>b) El sumiller conoce su bodega y puede descubrirnos vinos nuevos que encajen perfectamente con nuestra comida.</text:span></text:p>
            </text:list-item>
          </text:list>
        </text:list-item>
        <text:list-item>
          <text:p text:style-name="P4"><text:span text:style-name="T3"/><text:span text:style-name="T1">¿Qué indica que un vino es "monovarietal"?</text:span></text:p>
          <text:list>
            <text:list-item>
              <text:p text:style-name="P7"><text:span text:style-name="T3"/><text:span text:style-name="T1">a) Que está elaborado principalmente con un solo tipo de uva</text:span></text:p>
            </text:list-item>
            <text:list-item>
              <text:p text:style-name="P7"><text:span text:style-name="T2">b) Que se ha hecho en una sola bodega</text:span></text:p>
            </text:list-item>
            <text:list-item>
              <text:p text:style-name="P7"><text:span text:style-name="T2">c) Que se vende en una sola tienda</text:span></text:p>
            </text:list-item>
            <text:list-item>
              <text:p text:style-name="P7"><text:span text:style-name="T2">d) Que solo tiene un aroma</text:span></text:p>
            </text:list-item>
            <text:list-item>
              <text:p text:style-name="P7"><text:span text:style-name="T3"/><text:span text:style-name="T1">Respuesta:</text:span><text:span text:style-name="T2"><text:s/>a) Estos vinos permiten apreciar de forma clara y pura la personalidad de una uva específica.</text:span></text:p>
            </text:list-item>
          </text:list>
        </text:list-item>
        <text:list-item>
          <text:p text:style-name="P4"><text:span text:style-name="T3"/><text:span text:style-name="T1">¿Qué factor influye en nuestra elección personal final?</text:span></text:p>
          <text:list>
            <text:list-item>
              <text:p text:style-name="P7"><text:span text:style-name="T2">a) La opinión de la mesa de al lado</text:span></text:p>
            </text:list-item>
            <text:list-item>
              <text:p text:style-name="P7"><text:span text:style-name="T3"/><text:span text:style-name="T1">b) Nuestra propia experiencia, gustos y curiosidad</text:span></text:p>
            </text:list-item>
            <text:list-item>
              <text:p text:style-name="P7"><text:span text:style-name="T2">c) Solo el anuncio de la televisión</text:span></text:p>
            </text:list-item>
            <text:list-item>
              <text:p text:style-name="P7"><text:span text:style-name="T2">d) El color del mantel del restaurante</text:span></text:p>
            </text:list-item>
            <text:list-item>
              <text:p text:style-name="P7"><text:span text:style-name="T3"/><text:span text:style-name="T1">Respuesta:</text:span><text:span text:style-name="T2"><text:s/>b) Al final, el mejor vino es aquel que a ti te gusta y te hace disfrutar del momento.</text:span></text:p>
            </text:list-item>
          </text:list>
        </text:list-item>
      </text:list>
      <text:p text:style-name="P8"/>
      <text:p text:style-name="P8"/>
      <text:p text:style-name="P8"/>
      <text:p text:style-name="P2"><text:span text:style-name="T1">20. Quiz: Sostenibilidad y Tecnología</text:span></text:p>
      <text:list text:style-name="L2">
        <text:list-item>
          <text:p text:style-name="P4"><text:span text:style-name="T3"/><text:span text:style-name="T1">¿Qué es un vino ecológico?</text:span></text:p>
          <text:list>
            <text:list-item>
              <text:p text:style-name="P7"><text:span text:style-name="T2">a) Un vino que no tiene alcohol</text:span></text:p>
            </text:list-item>
            <text:list-item>
              <text:p text:style-name="P7"><text:span text:style-name="T3"/><text:span text:style-name="T1">b) Elaborado sin pesticidas ni abonos químicos sintéticos</text:span></text:p>
            </text:list-item>
            <text:list-item>
              <text:p text:style-name="P7"><text:span text:style-name="T2">c) Que se vende sin botella de cristal</text:span></text:p>
            </text:list-item>
            <text:list-item>
              <text:p text:style-name="P7"><text:span text:style-name="T2">d) Que se cultiva solo con agua de lluvia</text:span></text:p>
            </text:list-item>
            <text:list-item>
              <text:p text:style-name="P7"><text:span text:style-name="T3"/><text:span text:style-name="T1">Respuesta:</text:span><text:span text:style-name="T2"><text:s/>b) Prioriza el respeto al medio ambiente y la biodiversidad en el viñedo mediante prácticas naturales y sostenibles.</text:span></text:p>
            </text:list-item>
          </text:list>
        </text:list-item>
        <text:list-item>
          <text:p text:style-name="P4"><text:span text:style-name="T3"/><text:span text:style-name="T1">¿Qué diferencia a un vino vegano?</text:span></text:p>
          <text:list>
            <text:list-item>
              <text:p text:style-name="P7"><text:span text:style-name="T3"/><text:span text:style-name="T1">a) No utiliza productos de origen animal en la clarificación</text:span></text:p>
            </text:list-item>
            <text:list-item>
              <text:p text:style-name="P7"><text:span text:style-name="T2">b) Está hecho solo con uvas verdes</text:span></text:p>
            </text:list-item>
            <text:list-item>
              <text:p text:style-name="P7"><text:span text:style-name="T2">c) No se puede beber con carne</text:span></text:p>
            </text:list-item>
            <text:list-item>
              <text:p text:style-name="P7"><text:span text:style-name="T2">d) Las viñas se plantan en huertos veganos</text:span></text:p>
            </text:list-item>
            <text:list-item>
              <text:p text:style-name="P7"><text:span text:style-name="T3"/><text:span text:style-name="T1">Respuesta:</text:span><text:span text:style-name="T2"><text:s/>a) En el proceso de limpieza del vino se sustituyen gelatinas animales o clara de huevo por proteínas vegetales.</text:span></text:p>
            </text:list-item>
          </text:list>
        </text:list-item>
        <text:list-item>
          <text:p text:style-name="P4"><text:span text:style-name="T3"/><text:span text:style-name="T1">¿Cómo ayuda la tecnología en la bodega moderna?</text:span></text:p>
          <text:list>
            <text:list-item>
              <text:p text:style-name="P7"><text:span text:style-name="T2">a) Para que el vino se haga solo sin humanos</text:span></text:p>
            </text:list-item>
            <text:list-item>
              <text:p text:style-name="P7"><text:span text:style-name="T3"/><text:span text:style-name="T1">b) Para controlar con precisión temperaturas, fermentación y riego</text:span></text:p>
            </text:list-item>
            <text:list-item>
              <text:p text:style-name="P7"><text:span text:style-name="T2">c) Para ponerle sabor artificial al vino</text:span></text:p>
            </text:list-item>
            <text:list-item>
              <text:p text:style-name="P7"><text:span text:style-name="T2">d) No ha cambiado nada en mil años</text:span></text:p>
            </text:list-item>
            <text:list-item>
              <text:p text:style-name="P7"><text:span text:style-name="T3"/><text:span text:style-name="T1">Respuesta:</text:span><text:span text:style-name="T2"><text:s/>b) La tecnología permite minimizar errores y garantizar que la calidad de la uva se mantenga intacta hasta la botella.</text:span></text:p>
            </text:list-item>
          </text:list>
        </text:list-item>
        <text:list-item>
          <text:p text:style-name="P4"><text:span text:style-name="T3"/><text:span text:style-name="T1">¿Qué es la viticultura biodinámica?</text:span></text:p>
          <text:list>
            <text:list-item>
              <text:p text:style-name="P7"><text:span text:style-name="T2">a) Cultivar uvas muy rápido con máquinas</text:span></text:p>
            </text:list-item>
            <text:list-item>
              <text:p text:style-name="P7"><text:span text:style-name="T3"/><text:span text:style-name="T1">b) Un enfoque holístico que considera al viñedo un organismo vivo conectado al cosmos</text:span></text:p>
            </text:list-item>
            <text:list-item>
              <text:p text:style-name="P7"><text:span text:style-name="T2">c) Un tipo de gimnasia para los viticultores</text:span></text:p>
            </text:list-item>
            <text:list-item>
              <text:p text:style-name="P7"><text:span text:style-name="T2">d) Usar drones para todo el proceso</text:span></text:p>
            </text:list-item>
            <text:list-item>
              <text:p text:style-name="P7"><text:span text:style-name="T3"/><text:span text:style-name="T1">Respuesta:</text:span><text:span text:style-name="T2"><text:s/>b) Sigue los ciclos lunares y utiliza preparados naturales para fortalecer la tierra y la salud de la planta.</text:span></text:p>
            </text:list-item>
          </text:list>
        </text:list-item>
        <text:list-item>
          <text:p text:style-name="P4"><text:span text:style-name="T3"/><text:span text:style-name="T1">¿Por qué es importante el envase sostenible?</text:span></text:p>
          <text:list>
            <text:list-item>
              <text:p text:style-name="P7"><text:span text:style-name="T3"/><text:span text:style-name="T1">a) Para reducir la huella de carbono y el impacto ambiental</text:span></text:p>
            </text:list-item>
            <text:list-item>
              <text:p text:style-name="P7"><text:span text:style-name="T2">b) Para que la botella pese más</text:span></text:p>
            </text:list-item>
            <text:list-item>
              <text:p text:style-name="P7"><text:span text:style-name="T2">c) Solo para ahorrar dinero a la bodega</text:span></text:p>
            </text:list-item>
            <text:list-item>
              <text:p text:style-name="P7"><text:span text:style-name="T2">d) Porque el cristal contamina el sabor</text:span></text:p>
            </text:list-item>
            <text:list-item>
              <text:p text:style-name="P7"><text:span text:style-name="T3"/><text:span text:style-name="T1">Respuesta:</text:span><text:span text:style-name="T2"><text:s/>a) El uso de botellas más ligeras y materiales reciclables es clave para la responsabilidad ecológica de la industria.</text:span></text:p>
            </text:list-item>
          </text:list>
        </text:list-item>
      </text:list>
      <text:p text:style-name="P8"/>
      <text:p text:style-name="P8"/>
      <text:p text:style-name="P8"/>
      <text:p text:style-name="P2"><text:span text:style-name="T1">21. Quiz: Gestión de Bodega Personal</text:span></text:p>
      <text:list text:style-name="L2">
        <text:list-item>
          <text:p text:style-name="P4"><text:span text:style-name="T3"/><text:span text:style-name="T1">¿Cuál es el primer paso para montar una bodega en casa?</text:span></text:p>
          <text:list>
            <text:list-item>
              <text:p text:style-name="P7"><text:span text:style-name="T2">a) Comprar mil botellas de golpe</text:span></text:p>
            </text:list-item>
            <text:list-item>
              <text:p text:style-name="P7"><text:span text:style-name="T3"/><text:span text:style-name="T1">b) Buscar un lugar fresco, oscuro y sin vibraciones</text:span></text:p>
            </text:list-item>
            <text:list-item>
              <text:p text:style-name="P7"><text:span text:style-name="T2">c) Comprar las copas más caras del mercado</text:span></text:p>
            </text:list-item>
            <text:list-item>
              <text:p text:style-name="P7"><text:span text:style-name="T2">d) Poner luces fluorescentes potentes</text:span></text:p>
            </text:list-item>
            <text:list-item>
              <text:p text:style-name="P7"><text:span text:style-name="T3"/><text:span text:style-name="T1">Respuesta:</text:span><text:span text:style-name="T2"><text:s/>b) La ubicación es lo más importante para asegurar que los vinos no se degraden antes de ser consumidos.</text:span></text:p>
            </text:list-item>
          </text:list>
        </text:list-item>
        <text:list-item>
          <text:p text:style-name="P4"><text:span text:style-name="T3"/><text:span text:style-name="T1">¿Qué significa la regla FIFO en la bodega?</text:span></text:p>
          <text:list>
            <text:list-item>
              <text:p text:style-name="P7"><text:span text:style-name="T2">a) Filtrar el vino antes de beberlo</text:span></text:p>
            </text:list-item>
            <text:list-item>
              <text:p text:style-name="P7"><text:span text:style-name="T3"/><text:span text:style-name="T1">b) "Primero en entrar, primero en salir" (rotación de stock)</text:span></text:p>
            </text:list-item>
            <text:list-item>
              <text:p text:style-name="P7"><text:span text:style-name="T2">c) Frio intenso al final del día</text:span></text:p>
            </text:list-item>
            <text:list-item>
              <text:p text:style-name="P7"><text:span text:style-name="T2">d) Solo comprar vinos franceses</text:span></text:p>
            </text:list-item>
            <text:list-item>
              <text:p text:style-name="P7"><text:span text:style-name="T3"/><text:span text:style-name="T1">Respuesta:</text:span><text:span text:style-name="T2"><text:s/>b) Ayuda a gestionar el consumo para que las botellas más antiguas se beban antes de que pierdan facultades.</text:span></text:p>
            </text:list-item>
          </text:list>
        </text:list-item>
        <text:list-item>
          <text:p text:style-name="P4"><text:span text:style-name="T3"/><text:span text:style-name="T1">¿Para qué sirve llevar un cuaderno de cata?</text:span></text:p>
          <text:list>
            <text:list-item>
              <text:p text:style-name="P7"><text:span text:style-name="T3"/><text:span text:style-name="T1">a) Para recordar qué nos gustó de cada vino y su evolución</text:span></text:p>
            </text:list-item>
            <text:list-item>
              <text:p text:style-name="P7"><text:span text:style-name="T2">b) Para que la bodega parezca más profesional</text:span></text:p>
            </text:list-item>
            <text:list-item>
              <text:p text:style-name="P7"><text:span text:style-name="T2">c) Para dibujar las etiquetas</text:span></text:p>
            </text:list-item>
            <text:list-item>
              <text:p text:style-name="P7"><text:span text:style-name="T2">d) Solo para anotar el precio</text:span></text:p>
            </text:list-item>
            <text:list-item>
              <text:p text:style-name="P7"><text:span text:style-name="T3"/><text:span text:style-name="T1">Respuesta:</text:span><text:span text:style-name="T2"><text:s/>a) Registrar nuestras impresiones nos ayuda a aprender y a perfeccionar nuestro criterio a la hora de comprar.</text:span></text:p>
            </text:list-item>
          </text:list>
        </text:list-item>
        <text:list-item>
          <text:p text:style-name="P4"><text:span text:style-name="T3"/><text:span text:style-name="T1">¿Debemos guardar todos los vinos por muchos años?</text:span></text:p>
          <text:list>
            <text:list-item>
              <text:p text:style-name="P7"><text:span text:style-name="T2">a) Sí, el vino siempre mejora con el tiempo</text:span></text:p>
            </text:list-item>
            <text:list-item>
              <text:p text:style-name="P7"><text:span text:style-name="T3"/><text:span text:style-name="T1">b) No, la mayoría de vinos están hechos para ser consumidos en 1 o 2 años</text:span></text:p>
            </text:list-item>
            <text:list-item>
              <text:p text:style-name="P7"><text:span text:style-name="T2">c) Solo los vinos blancos se guardan</text:span></text:p>
            </text:list-item>
            <text:list-item>
              <text:p text:style-name="P7"><text:span text:style-name="T2">d) Solo los vinos que no tienen corcho</text:span></text:p>
            </text:list-item>
            <text:list-item>
              <text:p text:style-name="P7"><text:span text:style-name="T3"/><text:span text:style-name="T1">Respuesta:</text:span><text:span text:style-name="T2"><text:s/>b) Solo un porcentaje pequeño de vinos tiene estructura suficiente para mejorar positivamente con una guarda larga de décadas.</text:span></text:p>
            </text:list-item>
          </text:list>
        </text:list-item>
        <text:list-item>
          <text:p text:style-name="P4"><text:span text:style-name="T3"/><text:span text:style-name="T1">¿Qué herramienta es básica para abrir un vino correctamente?</text:span></text:p>
          <text:list>
            <text:list-item>
              <text:p text:style-name="P7"><text:span text:style-name="T2">a) Un martillo y un clavo</text:span></text:p>
            </text:list-item>
            <text:list-item>
              <text:p text:style-name="P7"><text:span text:style-name="T3"/><text:span text:style-name="T1">b) Un sacacorchos de calidad (de dos tiempos)</text:span></text:p>
            </text:list-item>
            <text:list-item>
              <text:p text:style-name="P7"><text:span text:style-name="T2">c) Meter el corcho hacia dentro con el dedo</text:span></text:p>
            </text:list-item>
            <text:list-item>
              <text:p text:style-name="P7"><text:span text:style-name="T2">d) Agitar la botella con fuerza</text:span></text:p>
            </text:list-item>
            <text:list-item>
              <text:p text:style-name="P7"><text:span text:style-name="T3"/><text:span text:style-name="T1">Respuesta:</text:span><text:span text:style-name="T2"><text:s/>b) Un buen sacacorchos permite extraer el tapón de forma limpia y segura sin romperlo ni agitar el vino.</text:span>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T1">22. Quiz: Examen de Repaso (Un tema por pregunta)</text:span></text:p>
      <text:p text:style-name="P10"><text:span text:style-name="T1">1. (Tema 1) ¿Qué civilización antigua fue la cuna de la cultura del vino asociada a Dionisio?</text:span></text:p>
      <text:list text:style-name="L1">
        <text:list-item>
          <text:p text:style-name="P4"><text:span text:style-name="T2">a) Egipcia</text:span></text:p>
        </text:list-item>
        <text:list-item>
          <text:p text:style-name="P4"><text:span text:style-name="T3"/><text:span text:style-name="T1">b) Griega</text:span></text:p>
        </text:list-item>
        <text:list-item>
          <text:p text:style-name="P4"><text:span text:style-name="T2">c) Mesopotámica</text:span></text:p>
        </text:list-item>
        <text:list-item>
          <text:p text:style-name="P4"><text:span text:style-name="T2">d) Romana</text:span></text:p>
        </text:list-item>
        <text:list-item>
          <text:p text:style-name="P4"><text:span text:style-name="T3"/><text:span text:style-name="T1">Respuesta correcta:</text:span><text:span text:style-name="T2"><text:s/>b) Griega. Los griegos integraron el vino en su mitología y filosofía como un elemento sagrado y social.<text:line-break/><text:line-break/></text:span></text:p>
        </text:list-item>
      </text:list>
      <text:p text:style-name="P10"><text:span text:style-name="T1">2. (Tema 2) ¿Cuál es el término que define la influencia del suelo y clima en el vino?</text:span></text:p>
      <text:list text:style-name="L1">
        <text:list-item>
          <text:p text:style-name="P4"><text:span text:style-name="T2">a) Denominación</text:span></text:p>
        </text:list-item>
        <text:list-item>
          <text:p text:style-name="P4"><text:span text:style-name="T2">b) Varietal</text:span></text:p>
        </text:list-item>
        <text:list-item>
          <text:p text:style-name="P4"><text:span text:style-name="T3"/><text:span text:style-name="T1">c) Terroir</text:span></text:p>
        </text:list-item>
        <text:list-item>
          <text:p text:style-name="P4"><text:span text:style-name="T2">d) Añada</text:span></text:p>
        </text:list-item>
        <text:list-item>
          <text:p text:style-name="P4"><text:span text:style-name="T3"/><text:span text:style-name="T1">Respuesta correcta:</text:span><text:span text:style-name="T2"><text:s/>c) Terroir. Este concepto francés engloba todos los factores naturales que otorgan una identidad única a cada viñedo.<text:line-break/><text:line-break/></text:span></text:p>
        </text:list-item>
      </text:list>
      <text:p text:style-name="P10"><text:span text:style-name="T1">3. (Tema 3) ¿Qué proceso transforma el azúcar del mosto en alcohol?</text:span></text:p>
      <text:list text:style-name="L1">
        <text:list-item>
          <text:p text:style-name="P4"><text:span text:style-name="T2">a) Clarificación</text:span></text:p>
        </text:list-item>
        <text:list-item>
          <text:p text:style-name="P4"><text:span text:style-name="T3"/><text:span text:style-name="T1">b) Fermentación</text:span></text:p>
        </text:list-item>
        <text:list-item>
          <text:p text:style-name="P4"><text:span text:style-name="T2">c) Maceración</text:span></text:p>
        </text:list-item>
        <text:list-item>
          <text:p text:style-name="P4"><text:span text:style-name="T2">d) Crianza</text:span></text:p>
        </text:list-item>
        <text:list-item>
          <text:p text:style-name="P4"><text:span text:style-name="T3"/><text:span text:style-name="T1">Respuesta correcta:</text:span><text:span text:style-name="T2"><text:s/>b) Fermentación. Es la acción natural de las levaduras que convierten los azúcares en alcohol y dióxido de carbono.<text:line-break/><text:line-break/></text:span></text:p>
        </text:list-item>
      </text:list>
      <text:p text:style-name="P10"><text:span text:style-name="T1">4. (Tema 4) ¿De qué parte de la uva proviene el color en los vinos tintos?</text:span></text:p>
      <text:list text:style-name="L1">
        <text:list-item>
          <text:p text:style-name="P4"><text:span text:style-name="T2">a) Del jugo</text:span></text:p>
        </text:list-item>
        <text:list-item>
          <text:p text:style-name="P4"><text:span text:style-name="T2">b) De las pepitas</text:span></text:p>
        </text:list-item>
        <text:list-item>
          <text:p text:style-name="P4"><text:span text:style-name="T3"/><text:span text:style-name="T1">c) De las pieles (hollejos)</text:span></text:p>
        </text:list-item>
        <text:list-item>
          <text:p text:style-name="P4"><text:span text:style-name="T2">d) De los raspones</text:span></text:p>
        </text:list-item>
        <text:list-item>
          <text:p text:style-name="P4"><text:span text:style-name="T3"/><text:span text:style-name="T1">Respuesta correcta:</text:span><text:span text:style-name="T2"><text:s/>c) De las pieles (hollejos). Los pigmentos llamados antocianos se encuentran en la piel y se transfieren al líquido durante la maceración.<text:line-break/><text:line-break/></text:span></text:p>
        </text:list-item>
      </text:list>
      <text:p text:style-name="P10"><text:span text:style-name="T1">5. (Tema 5) ¿Cuál es la temperatura de servicio ideal para un vino blanco fresco?</text:span></text:p>
      <text:list text:style-name="L1">
        <text:list-item>
          <text:p text:style-name="P4"><text:span text:style-name="T2">a) 4–6 °C</text:span></text:p>
        </text:list-item>
        <text:list-item>
          <text:p text:style-name="P4"><text:span text:style-name="T3"/><text:span text:style-name="T1">b) 8–10 °C</text:span></text:p>
        </text:list-item>
        <text:list-item>
          <text:p text:style-name="P4"><text:span text:style-name="T2">c) 14–16 °C</text:span></text:p>
        </text:list-item>
        <text:list-item>
          <text:p text:style-name="P4"><text:span text:style-name="T2">d) 18–20 °C</text:span></text:p>
        </text:list-item>
        <text:list-item>
          <text:p text:style-name="P4"><text:span text:style-name="T3"/><text:span text:style-name="T1">Respuesta correcta:</text:span><text:span text:style-name="T2"><text:s/>b) 8–10 °C. Este rango permite apreciar la frescura y los aromas frutales sin que el frío bloquee el paladar.<text:line-break/><text:line-break/></text:span></text:p>
        </text:list-item>
      </text:list>
      <text:p text:style-name="P10"><text:span text:style-name="T1">6. (Tema 6) ¿Cómo se logra el color característico del vino rosado?</text:span></text:p>
      <text:list text:style-name="L1">
        <text:list-item>
          <text:p text:style-name="P4"><text:span text:style-name="T2">a) Mezclando tinto y blanco</text:span></text:p>
        </text:list-item>
        <text:list-item>
          <text:p text:style-name="P4"><text:span text:style-name="T3"/><text:span text:style-name="T1">b) Contacto breve con las pieles</text:span></text:p>
        </text:list-item>
        <text:list-item>
          <text:p text:style-name="P4"><text:span text:style-name="T2">c) Añadiendo colorantes</text:span></text:p>
        </text:list-item>
        <text:list-item>
          <text:p text:style-name="P4"><text:span text:style-name="T2">d) Por exposición al sol</text:span></text:p>
        </text:list-item>
        <text:list-item>
          <text:p text:style-name="P4"><text:span text:style-name="T3"/><text:span text:style-name="T1">Respuesta correcta:</text:span><text:span text:style-name="T2"><text:s/>b) Contacto breve con las pieles. Se deja el mosto en contacto con los hollejos tintos solo el tiempo suficiente para teñirlo levemente.</text:span></text:p>
        </text:list-item>
      </text:list>
      <text:p text:style-name="P10"><text:span text:style-name="T1">7. (Tema 7) ¿Qué tipo de copa es la más adecuada para servir un vino espumoso?</text:span></text:p>
      <text:list text:style-name="L1">
        <text:list-item>
          <text:p text:style-name="P4"><text:span text:style-name="T2">a) Copa ancha</text:span></text:p>
        </text:list-item>
        <text:list-item>
          <text:p text:style-name="P4"><text:span text:style-name="T3"/><text:span text:style-name="T1">b) Copa flauta o tulipa</text:span></text:p>
        </text:list-item>
        <text:list-item>
          <text:p text:style-name="P4"><text:span text:style-name="T2">c) Copa de licor</text:span></text:p>
        </text:list-item>
        <text:list-item>
          <text:p text:style-name="P4"><text:span text:style-name="T2">d) Vaso de cristal</text:span></text:p>
        </text:list-item>
        <text:list-item>
          <text:p text:style-name="P4"><text:span text:style-name="T3"/><text:span text:style-name="T1">Respuesta correcta:</text:span><text:span text:style-name="T2"><text:s/>b) Copa flauta o tulipa. Su forma alargada ayuda a mantener la burbuja y permite apreciar correctamente el rosario del carbónico.<text:line-break/><text:line-break/></text:span></text:p>
        </text:list-item>
      </text:list>
      <text:p text:style-name="P10"><text:span text:style-name="T1">8. (Tema 8) ¿Cuál es el sistema tradicional de crianza de los vinos de Jerez?</text:span></text:p>
      <text:list text:style-name="L1">
        <text:list-item>
          <text:p text:style-name="P4"><text:span text:style-name="T2">a) Tanques de acero</text:span></text:p>
        </text:list-item>
        <text:list-item>
          <text:p text:style-name="P4"><text:span text:style-name="T3"/><text:span text:style-name="T1">b) Criaderas y soleras</text:span></text:p>
        </text:list-item>
        <text:list-item>
          <text:p text:style-name="P4"><text:span text:style-name="T2">c) Ánforas de barro</text:span></text:p>
        </text:list-item>
        <text:list-item>
          <text:p text:style-name="P4"><text:span text:style-name="T2">d) Botellas enterradas</text:span></text:p>
        </text:list-item>
        <text:list-item>
          <text:p text:style-name="P4"><text:span text:style-name="T3"/><text:span text:style-name="T1">Respuesta correcta:</text:span><text:span text:style-name="T2"><text:s/>b) Sistema de criaderas y soleras. Es un método dinámico de mezcla de vinos de distintas edades que garantiza homogeneidad y calidad.<text:line-break/><text:line-break/></text:span></text:p>
        </text:list-item>
      </text:list>
      <text:p text:style-name="P10"><text:span text:style-name="T1">9. (Tema 9) ¿Cuáles son las tres fases fundamentales de una cata profesional?</text:span></text:p>
      <text:list text:style-name="L1">
        <text:list-item>
          <text:p text:style-name="P4"><text:span text:style-name="T2">a) Vista, olfato y temperatura</text:span></text:p>
        </text:list-item>
        <text:list-item>
          <text:p text:style-name="P4"><text:span text:style-name="T3"/><text:span text:style-name="T1">b) Vista, olfato y gusto</text:span></text:p>
        </text:list-item>
        <text:list-item>
          <text:p text:style-name="P4"><text:span text:style-name="T2">c) Olfato, gusto y maridaje</text:span></text:p>
        </text:list-item>
        <text:list-item>
          <text:p text:style-name="P4"><text:span text:style-name="T2">d) Tacto, vista y gusto</text:span></text:p>
        </text:list-item>
        <text:list-item>
          <text:p text:style-name="P4"><text:span text:style-name="T3"/><text:span text:style-name="T1">Respuesta correcta:</text:span><text:span text:style-name="T2"><text:s/>b) Vista, olfato y gusto. Son los tres pasos sensoriales ordenados para evaluar exhaustivamente todas las propiedades de un vino.<text:line-break/><text:line-break/></text:span></text:p>
        </text:list-item>
      </text:list>
      <text:p text:style-name="P10"><text:span text:style-name="T1">10. (Tema 10) ¿Qué efecto negativo produce el exceso de calor en un vino tinto?</text:span></text:p>
      <text:list text:style-name="L1">
        <text:list-item>
          <text:p text:style-name="P4"><text:span text:style-name="T2">a) Aumenta la acidez</text:span></text:p>
        </text:list-item>
        <text:list-item>
          <text:p text:style-name="P4"><text:span text:style-name="T3"/><text:span text:style-name="T1">b) Se vuelve pesado y alcohólico</text:span></text:p>
        </text:list-item>
        <text:list-item>
          <text:p text:style-name="P4"><text:span text:style-name="T2">c) Pierde color</text:span></text:p>
        </text:list-item>
        <text:list-item>
          <text:p text:style-name="P4"><text:span text:style-name="T2">d) Se vuelve más dulce</text:span></text:p>
        </text:list-item>
        <text:list-item>
          <text:p text:style-name="P4"><text:span text:style-name="T3"/><text:span text:style-name="T1">Respuesta correcta:</text:span><text:span text:style-name="T2"><text:s/>b) Se vuelve pesado y alcohólico. El calor acelera la evaporación del alcohol, dominando sobre los aromas y desequilibrando el conjunto.<text:line-break/><text:line-break/></text:span></text:p>
        </text:list-item>
      </text:list>
      <text:p text:style-name="P10"><text:span text:style-name="T1">11. (Tema 11) ¿Por qué la forma de la copa influye en la degustación?</text:span></text:p>
      <text:list text:style-name="L1">
        <text:list-item>
          <text:p text:style-name="P4"><text:span text:style-name="T2">a) Por estética</text:span></text:p>
        </text:list-item>
        <text:list-item>
          <text:p text:style-name="P4"><text:span text:style-name="T3"/><text:span text:style-name="T1">b) Dirige el vino hacia zonas específicas de la lengua</text:span></text:p>
        </text:list-item>
        <text:list-item>
          <text:p text:style-name="P4"><text:span text:style-name="T2">c) Cambia el grado alcohólico</text:span></text:p>
        </text:list-item>
        <text:list-item>
          <text:p text:style-name="P4"><text:span text:style-name="T2">d) Evita que el vino se oxide</text:span></text:p>
        </text:list-item>
        <text:list-item>
          <text:p text:style-name="P4"><text:span text:style-name="T3"/><text:span text:style-name="T1">Respuesta correcta:</text:span><text:span text:style-name="T2"><text:s/>b) Dirige el vino hacia zonas específicas de la lengua. El diseño determina dónde impacta el líquido, resaltando sabores dulces, ácidos o amargos selectivamente.<text:line-break/><text:line-break/></text:span></text:p>
        </text:list-item>
      </text:list>
      <text:p text:style-name="P10"><text:span text:style-name="T1">12. (Tema 12) ¿Qué simbolizaba el vino predominantemente durante el Renacimiento?</text:span></text:p>
      <text:list text:style-name="L1">
        <text:list-item>
          <text:p text:style-name="P4"><text:span text:style-name="T2">a) Descontrol</text:span></text:p>
        </text:list-item>
        <text:list-item>
          <text:p text:style-name="P4"><text:span text:style-name="T3"/><text:span text:style-name="T1">b) Elegancia, nobleza y espiritualidad</text:span></text:p>
        </text:list-item>
        <text:list-item>
          <text:p text:style-name="P4"><text:span text:style-name="T2">c) Solo medicina</text:span></text:p>
        </text:list-item>
        <text:list-item>
          <text:p text:style-name="P4"><text:span text:style-name="T2">d) Pobreza</text:span></text:p>
        </text:list-item>
        <text:list-item>
          <text:p text:style-name="P4"><text:span text:style-name="T3"/><text:span text:style-name="T1">Respuesta correcta:</text:span><text:span text:style-name="T2"><text:s/>b) Elegancia, nobleza y espiritualidad. En el arte renacentista, el vino representaba la distinción social y la elevación religiosa y mística.<text:line-break/><text:line-break/></text:span></text:p>
        </text:list-item>
      </text:list>
      <text:p text:style-name="P10"><text:span text:style-name="T1">13. (Tema 13) ¿Cuál es uno de los maridajes clásicos más antiguos que se conocen?</text:span></text:p>
      <text:list text:style-name="L1">
        <text:list-item>
          <text:p text:style-name="P4"><text:span text:style-name="T2">a) Vino y pescado</text:span></text:p>
        </text:list-item>
        <text:list-item>
          <text:p text:style-name="P4"><text:span text:style-name="T3"/><text:span text:style-name="T1">b) Vino y queso</text:span></text:p>
        </text:list-item>
        <text:list-item>
          <text:p text:style-name="P4"><text:span text:style-name="T2">c) Vino y dulces</text:span></text:p>
        </text:list-item>
        <text:list-item>
          <text:p text:style-name="P4"><text:span text:style-name="T2">d) Vino y pasta</text:span></text:p>
        </text:list-item>
        <text:list-item>
          <text:p text:style-name="P4"><text:span text:style-name="T3"/><text:span text:style-name="T1">Respuesta correcta:</text:span><text:span text:style-name="T2"><text:s/>b) Vino y queso. Esta combinación ha sido valorada durante siglos por el equilibrio perfecto entre grasas, proteínas y taninos.<text:line-break/><text:line-break/></text:span></text:p>
        </text:list-item>
      </text:list>
      <text:p text:style-name="P10"><text:span text:style-name="T1">14. (Tema 14) ¿Cómo influye la música en la percepción sensorial del vino?</text:span></text:p>
      <text:list text:style-name="L1">
        <text:list-item>
          <text:p text:style-name="P4"><text:span text:style-name="T2">a) No influye</text:span></text:p>
        </text:list-item>
        <text:list-item>
          <text:p text:style-name="P4"><text:span text:style-name="T3"/><text:span text:style-name="T1">b) El cerebro integra los estímulos auditivos y gustativos</text:span></text:p>
        </text:list-item>
        <text:list-item>
          <text:p text:style-name="P4"><text:span text:style-name="T2">c) Cambia el PH del vino</text:span></text:p>
        </text:list-item>
        <text:list-item>
          <text:p text:style-name="P4"><text:span text:style-name="T2">d) Altera el color visual</text:span></text:p>
        </text:list-item>
        <text:list-item>
          <text:p text:style-name="P4"><text:span text:style-name="T3"/><text:span text:style-name="T1">Respuesta correcta:</text:span><text:span text:style-name="T2"><text:s/>b) El cerebro integra los estímulos auditivos y gustativos. La música puede modificar cómo interpretamos la acidez, el dulzor o la complejidad de un vino.</text:span></text:p>
        </text:list-item>
      </text:list>
      <text:p text:style-name="P10"><text:span text:style-name="T1">15. (Tema 15) ¿Qué región argentina es el referente mundial de la uva Malbec?</text:span></text:p>
      <text:list text:style-name="L1">
        <text:list-item>
          <text:p text:style-name="P4"><text:span text:style-name="T2">a) Salta</text:span></text:p>
        </text:list-item>
        <text:list-item>
          <text:p text:style-name="P4"><text:span text:style-name="T3"/><text:span text:style-name="T1">b) Mendoza</text:span></text:p>
        </text:list-item>
        <text:list-item>
          <text:p text:style-name="P4"><text:span text:style-name="T2">c) La Rioja</text:span></text:p>
        </text:list-item>
        <text:list-item>
          <text:p text:style-name="P4"><text:span text:style-name="T2">d) Patagonia</text:span></text:p>
        </text:list-item>
        <text:list-item>
          <text:p text:style-name="P4"><text:span text:style-name="T3"/><text:span text:style-name="T1">Respuesta correcta:</text:span><text:span text:style-name="T2"><text:s/>b) Mendoza. Es la zona vitivinícola más importante de Argentina, reconocida internacionalmente por la excelencia de sus vinos Malbec.<text:line-break/><text:line-break/></text:span></text:p>
        </text:list-item>
      </text:list>
      <text:p text:style-name="P10"><text:span text:style-name="T1">16. (Tema 16) ¿Cuál era el motivo de seguridad del brindis en la antigua Roma?</text:span></text:p>
      <text:list text:style-name="L1">
        <text:list-item>
          <text:p text:style-name="P4"><text:span text:style-name="T2">a) Desear suerte</text:span></text:p>
        </text:list-item>
        <text:list-item>
          <text:p text:style-name="P4"><text:span text:style-name="T3"/><text:span text:style-name="T1">b) Demostrar que el vino no contenía veneno</text:span></text:p>
        </text:list-item>
        <text:list-item>
          <text:p text:style-name="P4"><text:span text:style-name="T2">c) Honrar a los dioses</text:span></text:p>
        </text:list-item>
        <text:list-item>
          <text:p text:style-name="P4"><text:span text:style-name="T2">d) Iniciar la comida</text:span></text:p>
        </text:list-item>
        <text:list-item>
          <text:p text:style-name="P4"><text:span text:style-name="T3"/><text:span text:style-name="T1">Respuesta correcta:</text:span><text:span text:style-name="T2"><text:s/>b) Demostrar que el vino no contenía veneno. Al chocar las copas, el líquido se mezclaba entre ellas, asegurando que nadie intentara envenenar al otro.</text:span></text:p>
        </text:list-item>
      </text:list>
      <text:p text:style-name="P10"><text:span text:style-name="T1">17. (Tema 17) ¿Qué información fundamental nos da la 'añada' en una etiqueta?</text:span></text:p>
      <text:list text:style-name="L1">
        <text:list-item>
          <text:p text:style-name="P4"><text:span text:style-name="T3"/><text:span text:style-name="T1">a) El año de cosecha de la uva</text:span></text:p>
        </text:list-item>
        <text:list-item>
          <text:p text:style-name="P4"><text:span text:style-name="T2">b) La fecha de embotellado</text:span></text:p>
        </text:list-item>
        <text:list-item>
          <text:p text:style-name="P4"><text:span text:style-name="T2">c) El tiempo en barrica</text:span></text:p>
        </text:list-item>
        <text:list-item>
          <text:p text:style-name="P4"><text:span text:style-name="T2">d) La caducidad del vino</text:span></text:p>
        </text:list-item>
        <text:list-item>
          <text:p text:style-name="P4"><text:span text:style-name="T3"/><text:span text:style-name="T1">Respuesta correcta:</text:span><text:span text:style-name="T2"><text:s/>a) El año de cosecha de la uva. Indica el ciclo climático específico en el que crecieron los frutos utilizados para ese vino.<text:line-break/><text:line-break/></text:span></text:p>
        </text:list-item>
      </text:list>
      <text:p text:style-name="P10"><text:span text:style-name="T1">18. (Tema 18) ¿Por qué se deben guardar las botellas con corcho en posición horizontal?</text:span></text:p>
      <text:list text:style-name="L1">
        <text:list-item>
          <text:p text:style-name="P4"><text:span text:style-name="T3"/><text:span text:style-name="T1">a) Para mantener el corcho húmedo y elástico</text:span></text:p>
        </text:list-item>
        <text:list-item>
          <text:p text:style-name="P4"><text:span text:style-name="T2">b) Para ahorrar espacio</text:span></text:p>
        </text:list-item>
        <text:list-item>
          <text:p text:style-name="P4"><text:span text:style-name="T2">c) Para que los sedimentos floten</text:span></text:p>
        </text:list-item>
        <text:list-item>
          <text:p text:style-name="P4"><text:span text:style-name="T2">d) Para que no les dé la luz</text:span></text:p>
        </text:list-item>
        <text:list-item>
          <text:p text:style-name="P4"><text:span text:style-name="T3"/><text:span text:style-name="T1">Respuesta correcta:</text:span><text:span text:style-name="T2"><text:s/>a) Para mantener el corcho húmedo y elástico. El contacto con el líquido evita que el corcho se seque y permita la entrada dañina de aire.<text:line-break/><text:line-break/></text:span></text:p>
        </text:list-item>
      </text:list>
      <text:p text:style-name="P10"><text:span text:style-name="T1">19. (Tema 19) ¿Cuál es la mejor estrategia para elegir un buen vino con poco dinero?</text:span></text:p>
      <text:list text:style-name="L1">
        <text:list-item>
          <text:p text:style-name="P4"><text:span text:style-name="T2">a) Comprar el más barato</text:span></text:p>
        </text:list-item>
        <text:list-item>
          <text:p text:style-name="P4"><text:span text:style-name="T3"/><text:span text:style-name="T1">b) Buscar relación calidad-precio y pedir consejos</text:span></text:p>
        </text:list-item>
        <text:list-item>
          <text:p text:style-name="P4"><text:span text:style-name="T2">c) Guiarse solo por la etiqueta</text:span></text:p>
        </text:list-item>
        <text:list-item>
          <text:p text:style-name="P4"><text:span text:style-name="T2">d) Comprar marcas muy famosas</text:span></text:p>
        </text:list-item>
        <text:list-item>
          <text:p text:style-name="P4"><text:span text:style-name="T3"/><text:span text:style-name="T1">Respuesta correcta:</text:span><text:span text:style-name="T2"><text:s/>b) Buscar relación calidad-precio y pedir consejos. Explorar regiones menos conocidas suele ofrecer vinos de alta calidad a precios muy competitivos.<text:line-break/><text:line-break/></text:span></text:p>
        </text:list-item>
      </text:list>
      <text:p text:style-name="P10"><text:span text:style-name="T1">20. (Tema 20) ¿Qué diferencia a un vino vegano de uno convencional?</text:span></text:p>
      <text:list text:style-name="L1">
        <text:list-item>
          <text:p text:style-name="P4"><text:span text:style-name="T3"/><text:span text:style-name="T1">a) No usa clarificantes de origen animal</text:span></text:p>
        </text:list-item>
        <text:list-item>
          <text:p text:style-name="P4"><text:span text:style-name="T2">b) No tiene alcohol</text:span></text:p>
        </text:list-item>
        <text:list-item>
          <text:p text:style-name="P4"><text:span text:style-name="T2">c) Solo usa uvas ecológicas</text:span></text:p>
        </text:list-item>
        <text:list-item>
          <text:p text:style-name="P4"><text:span text:style-name="T2">d) Se fermenta sin levaduras</text:span></text:p>
        </text:list-item>
        <text:list-item>
          <text:p text:style-name="P4"><text:span text:style-name="T3"/><text:span text:style-name="T1">Respuesta correcta:</text:span><text:span text:style-name="T2"><text:s/>a) No usa clarificantes de origen animal. En el proceso de limpieza del vino se omiten productos como clara de huevo o gelatinas animales.</text:span></text:p>
        </text:list-item>
      </text:list>
      <text:p text:style-name="P10"><text:span text:style-name="T1">21. (Tema 21) ¿Qué indica la regla FIFO en la gestión de una bodega?</text:span></text:p>
      <text:list text:style-name="L1">
        <text:list-item>
          <text:p text:style-name="P4"><text:span text:style-name="T2">a) Filtrar siempre el vino</text:span></text:p>
        </text:list-item>
        <text:list-item>
          <text:p text:style-name="P4"><text:span text:style-name="T3"/><text:span text:style-name="T1">b) Primero en entrar, primero en salir</text:span></text:p>
        </text:list-item>
        <text:list-item>
          <text:p text:style-name="P4"><text:span text:style-name="T2">c) Fermentar inmediatamente</text:span></text:p>
        </text:list-item>
        <text:list-item>
          <text:p text:style-name="P4"><text:span text:style-name="T2">d) Frío intenso al inicio</text:span></text:p>
        </text:list-item>
        <text:list-item>
          <text:p text:style-name="P4"><text:span text:style-name="T3"/><text:span text:style-name="T1">Respuesta correcta:</text:span><text:span text:style-name="T2"><text:s/>b) Primero en entrar, primero en salir. Este sistema asegura la rotación del inventario para consumir los vinos en su momento óptimo de madurez.<text:line-break/></text:span></text:p>
        </text:list-item>
        <text:list-item>
          <text:p text:style-name="P4"/>
        </text:list-item>
        <text:list-item>
          <text:p text:style-name="P4"/>
        </text:list-item>
        <text:list-item>
          <text:p text:style-name="P4"/>
        </text:list-item>
        <text:list-item>
          <text:p text:style-name="P4"/>
        </text:list-item>
        <text:list-item>
          <text:p text:style-name="P4"/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685.1</meta:generator>
    <meta:initial-creator>SEDASER SOLUCIONES INFORMATICAS</meta:initial-creator>
  </office:meta>
</office:document-meta>
</file>